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Bookman Uralic" svg:font-family="'Bookman Uralic'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ookman Uralic1" svg:font-family="'Bookman Uralic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1" svg:font-family="'Noto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6979in" fo:margin-left="0.0771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0.3944in"/>
    </style:style>
    <style:style style:name="Table1.C" style:family="table-column">
      <style:table-column-properties style:column-width="3.2472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5896in"/>
    </style:style>
    <style:style style:name="Table1.F" style:family="table-column">
      <style:table-column-properties style:column-width="0.4931in"/>
    </style:style>
    <style:style style:name="Table1.G" style:family="table-column">
      <style:table-column-properties style:column-width="0.491in"/>
    </style:style>
    <style:style style:name="Table1.H" style:family="table-column">
      <style:table-column-properties style:column-width="0.4917in"/>
    </style:style>
    <style:style style:name="Table1.K" style:family="table-column">
      <style:table-column-properties style:column-width="0.4903in"/>
    </style:style>
    <style:style style:name="Table1.O" style:family="table-column">
      <style:table-column-properties style:column-width="0.5903in"/>
    </style:style>
    <style:style style:name="Table1.P" style:family="table-column">
      <style:table-column-properties style:column-width="0.4889in"/>
    </style:style>
    <style:style style:name="Table1.1" style:family="table-row">
      <style:table-row-properties style:min-row-height="0.3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3194in" fo:keep-together="auto"/>
    </style:style>
    <style:style style:name="Table1.3" style:family="table-row">
      <style:table-row-properties style:min-row-height="0.3326in" fo:keep-together="auto"/>
    </style:style>
    <style:style style:name="Table1.D3" style:family="table-cell">
      <style:table-cell-properties fo:padding-left="0.0035in" fo:padding-right="0.0035in" fo:padding-top="0in" fo:padding-bottom="0in" fo:border="0.5pt solid #000000" loext:writing-mode="bt-lr"/>
    </style:style>
    <style:style style:name="Table1.D4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 loext:writing-mode="bt-lr"/>
    </style:style>
    <style:style style:name="Table1.5" style:family="table-row">
      <style:table-row-properties style:min-row-height="0.3882in" fo:keep-together="auto"/>
    </style:style>
    <style:style style:name="Table1.6" style:family="table-row">
      <style:table-row-properties style:min-row-height="0.3542in" fo:keep-together="auto"/>
    </style:style>
    <style:style style:name="Table1.A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4278in" fo:keep-together="auto"/>
    </style:style>
    <style:style style:name="Table1.A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4007in" fo:keep-together="auto"/>
    </style:style>
    <style:style style:name="Table1.A8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8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3625in" fo:keep-together="auto"/>
    </style:style>
    <style:style style:name="Table1.A9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9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3507in" fo:keep-together="auto"/>
    </style:style>
    <style:style style:name="Table1.A11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A1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556in" fo:keep-together="auto"/>
    </style:style>
    <style:style style:name="Table1.A1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391in" fo:keep-together="auto"/>
    </style:style>
    <style:style style:name="Table1.A1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1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18" style:family="table-row">
      <style:table-row-properties style:min-row-height="0.3708in" fo:keep-together="auto"/>
    </style:style>
    <style:style style:name="Table2" style:family="table">
      <style:table-properties style:width="10.8438in" fo:margin-left="0.0771in" fo:margin-top="0in" fo:margin-bottom="0in" table:align="left" style:writing-mode="lr-tb"/>
    </style:style>
    <style:style style:name="Table2.A" style:family="table-column">
      <style:table-column-properties style:column-width="0.559in"/>
    </style:style>
    <style:style style:name="Table2.B" style:family="table-column">
      <style:table-column-properties style:column-width="0.4028in"/>
    </style:style>
    <style:style style:name="Table2.C" style:family="table-column">
      <style:table-column-properties style:column-width="3.2472in"/>
    </style:style>
    <style:style style:name="Table2.D" style:family="table-column">
      <style:table-column-properties style:column-width="0.4076in"/>
    </style:style>
    <style:style style:name="Table2.E" style:family="table-column">
      <style:table-column-properties style:column-width="0.5847in"/>
    </style:style>
    <style:style style:name="Table2.F" style:family="table-column">
      <style:table-column-properties style:column-width="0.4924in"/>
    </style:style>
    <style:style style:name="Table2.G" style:family="table-column">
      <style:table-column-properties style:column-width="0.491in"/>
    </style:style>
    <style:style style:name="Table2.I" style:family="table-column">
      <style:table-column-properties style:column-width="0.4917in"/>
    </style:style>
    <style:style style:name="Table2.O" style:family="table-column">
      <style:table-column-properties style:column-width="0.5903in"/>
    </style:style>
    <style:style style:name="Table2.P" style:family="table-column">
      <style:table-column-properties style:column-width="0.6229in"/>
    </style:style>
    <style:style style:name="Table2.1" style:family="table-row">
      <style:table-row-properties style:min-row-height="0.3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D1" style:family="table-cell">
      <style:table-cell-properties fo:padding-left="0.0035in" fo:padding-right="0.0035in" fo:padding-top="0in" fo:padding-bottom="0in" fo:border="0.5pt solid #000000" loext:writing-mode="bt-lr"/>
    </style:style>
    <style:style style:name="Table2.2" style:family="table-row">
      <style:table-row-properties style:min-row-height="0.3194in" fo:keep-together="auto"/>
    </style:style>
    <style:style style:name="Table2.D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 loext:writing-mode="bt-lr"/>
    </style:style>
    <style:style style:name="Table2.3" style:family="table-row">
      <style:table-row-properties style:min-row-height="0.4792in" fo:keep-together="auto"/>
    </style:style>
    <style:style style:name="Table2.A4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181in" fo:keep-together="auto"/>
    </style:style>
    <style:style style:name="Table2.A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0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3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4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1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10.8438in" fo:margin-left="0.0771in" fo:margin-top="0in" fo:margin-bottom="0in" table:align="left" style:writing-mode="lr-tb"/>
    </style:style>
    <style:style style:name="Table3.A" style:family="table-column">
      <style:table-column-properties style:column-width="0.559in"/>
    </style:style>
    <style:style style:name="Table3.B" style:family="table-column">
      <style:table-column-properties style:column-width="0.4028in"/>
    </style:style>
    <style:style style:name="Table3.C" style:family="table-column">
      <style:table-column-properties style:column-width="3.2472in"/>
    </style:style>
    <style:style style:name="Table3.D" style:family="table-column">
      <style:table-column-properties style:column-width="0.4076in"/>
    </style:style>
    <style:style style:name="Table3.E" style:family="table-column">
      <style:table-column-properties style:column-width="0.5847in"/>
    </style:style>
    <style:style style:name="Table3.F" style:family="table-column">
      <style:table-column-properties style:column-width="0.4924in"/>
    </style:style>
    <style:style style:name="Table3.G" style:family="table-column">
      <style:table-column-properties style:column-width="0.491in"/>
    </style:style>
    <style:style style:name="Table3.I" style:family="table-column">
      <style:table-column-properties style:column-width="0.4917in"/>
    </style:style>
    <style:style style:name="Table3.O" style:family="table-column">
      <style:table-column-properties style:column-width="0.5903in"/>
    </style:style>
    <style:style style:name="Table3.P" style:family="table-column">
      <style:table-column-properties style:column-width="0.6229in"/>
    </style:style>
    <style:style style:name="Table3.1" style:family="table-row">
      <style:table-row-properties style:min-row-height="0.3174in" fo:keep-together="auto"/>
    </style:style>
    <style:style style:name="Table3.A1" style:family="table-cell">
      <style:table-cell-properties fo:padding-left="0.0035in" fo:padding-right="0.0035in" fo:padding-top="0in" fo:padding-bottom="0in" fo:border="0.5pt solid #000000"/>
    </style:style>
    <style:style style:name="Table3.D1" style:family="table-cell">
      <style:table-cell-properties fo:padding-left="0.0035in" fo:padding-right="0.0035in" fo:padding-top="0in" fo:padding-bottom="0in" fo:border="0.5pt solid #000000" loext:writing-mode="bt-lr"/>
    </style:style>
    <style:style style:name="Table3.2" style:family="table-row">
      <style:table-row-properties style:min-row-height="0.3194in" fo:keep-together="auto"/>
    </style:style>
    <style:style style:name="Table3.D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 loext:writing-mode="bt-lr"/>
    </style:style>
    <style:style style:name="Table3.3" style:family="table-row">
      <style:table-row-properties style:min-row-height="0.4576in" fo:keep-together="auto"/>
    </style:style>
    <style:style style:name="Table3.A9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.A10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.A11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.A1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.A13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4153in" fo:margin-left="0.075in" fo:margin-top="0in" fo:margin-bottom="0in" table:align="left" style:writing-mode="lr-tb"/>
    </style:style>
    <style:style style:name="Table4.A" style:family="table-column">
      <style:table-column-properties style:column-width="0.3715in"/>
    </style:style>
    <style:style style:name="Table4.B" style:family="table-column">
      <style:table-column-properties style:column-width="4.3868in"/>
    </style:style>
    <style:style style:name="Table4.C" style:family="table-column">
      <style:table-column-properties style:column-width="0.6875in"/>
    </style:style>
    <style:style style:name="Table4.D" style:family="table-column">
      <style:table-column-properties style:column-width="0.9688in"/>
    </style:style>
    <style:style style:name="Table4.1" style:family="table-row">
      <style:table-row-properties style:min-row-height="0.7688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/>
    </style:style>
    <style:style style:name="Table4.3" style:family="table-row">
      <style:table-row-properties style:min-row-height="0.5493in" fo:keep-together="auto"/>
    </style:style>
    <style:style style:name="Table4.4" style:family="table-row">
      <style:table-row-properties style:min-row-height="0.3299in" fo:keep-together="auto"/>
    </style:style>
    <style:style style:name="P1" style:family="paragraph" style:parent-style-name="Heading_20_1" style:master-page-name="Converted4">
      <style:paragraph-properties fo:margin-top="0.0291in" fo:margin-bottom="0in" loext:contextual-spacing="false" fo:line-height="0.298in" style:page-number="auto"/>
    </style:style>
    <style:style style:name="P2" style:family="paragraph" style:parent-style-name="Frame_20_contents">
      <style:paragraph-properties fo:margin-left="0in" fo:margin-right="0.1882in" fo:margin-top="0in" fo:margin-bottom="0in" loext:contextual-spacing="false" fo:line-height="0.1752in" fo:text-align="center" style:justify-single-word="false" fo:text-indent="0in" style:auto-text-indent="false"/>
    </style:style>
    <style:style style:name="P3" style:family="paragraph" style:parent-style-name="Frame_20_contents">
      <style:paragraph-properties fo:margin-left="0in" fo:margin-right="0in" fo:margin-top="0.0016in" fo:margin-bottom="0in" loext:contextual-spacing="false" fo:text-align="center" style:justify-single-word="false" fo:text-indent="0in" style:auto-text-indent="false"/>
    </style:style>
    <style:style style:name="P4" style:family="paragraph" style:parent-style-name="Frame_20_contents">
      <style:paragraph-properties fo:margin-left="0in" fo:margin-right="0.0126in" fo:margin-top="0in" fo:margin-bottom="0in" loext:contextual-spacing="false" fo:line-height="0.1366in" fo:text-align="end" style:justify-single-word="false" fo:text-indent="0in" style:auto-text-indent="false"/>
    </style:style>
    <style:style style:name="P5" style:family="paragraph" style:parent-style-name="Frame_20_contents">
      <style:paragraph-properties fo:margin-left="0in" fo:margin-right="0.0252in" fo:margin-top="0.0626in" fo:margin-bottom="0in" loext:contextual-spacing="false" fo:text-align="end" style:justify-single-word="false" fo:text-indent="0in" style:auto-text-indent="false"/>
    </style:style>
    <style:style style:name="P6" style:family="paragraph" style:parent-style-name="Heading_20_2" style:master-page-name="Standard">
      <style:paragraph-properties fo:margin-left="1.4173in" fo:margin-right="1.4193in" fo:margin-top="0.0591in" fo:margin-bottom="0in" loext:contextual-spacing="false" fo:line-height="95%" fo:text-indent="0in" style:auto-text-indent="false" style:page-number="auto"/>
      <style:text-properties officeooo:paragraph-rsid="0007bf29"/>
    </style:style>
    <style:style style:name="P7" style:family="paragraph" style:parent-style-name="Heading_20_3">
      <style:paragraph-properties fo:margin-left="0.0728in" fo:margin-right="0in" fo:line-height="100%" fo:text-align="start" style:justify-single-word="false" fo:text-indent="0in" style:auto-text-indent="false"/>
    </style:style>
    <style:style style:name="P8" style:family="paragraph" style:parent-style-name="Heading_20_3">
      <style:paragraph-properties fo:margin-left="0.0728in" fo:margin-right="0in" fo:text-align="justify" style:justify-single-word="false" fo:text-indent="0in" style:auto-text-indent="false"/>
    </style:style>
    <style:style style:name="P9" style:family="paragraph" style:parent-style-name="List_20_Paragraph" style:list-style-name="WWNum1">
      <style:paragraph-properties fo:margin-left="0.5728in" fo:margin-right="0.0709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5736in"/>
        </style:tab-stops>
      </style:paragraph-properties>
    </style:style>
    <style:style style:name="P10" style:family="paragraph" style:parent-style-name="List_20_Paragraph" style:list-style-name="WWNum1">
      <style:paragraph-properties fo:margin-left="0.5728in" fo:margin-right="0in" fo:margin-top="0.0008in" fo:margin-bottom="0in" loext:contextual-spacing="false" fo:line-height="100%" fo:text-align="start" style:justify-single-word="false" fo:text-indent="-0.2508in" style:auto-text-indent="false">
        <style:tab-stops>
          <style:tab-stop style:position="0.5728in"/>
          <style:tab-stop style:position="0.5736in"/>
        </style:tab-stops>
      </style:paragraph-properties>
    </style:style>
    <style:style style:name="P11" style:family="paragraph" style:parent-style-name="List_20_Paragraph" style:list-style-name="WWNum1">
      <style:paragraph-properties fo:margin-left="0.5728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5728in"/>
          <style:tab-stop style:position="0.5736in"/>
        </style:tab-stops>
      </style:paragraph-properties>
    </style:style>
    <style:style style:name="P12" style:family="paragraph" style:parent-style-name="List_20_Paragraph" style:list-style-name="WWNum1">
      <style:paragraph-properties fo:margin-left="0.5728in" fo:margin-right="0.0717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5736in"/>
        </style:tab-stops>
      </style:paragraph-properties>
    </style:style>
    <style:style style:name="P13" style:family="paragraph" style:parent-style-name="List_20_Paragraph" style:list-style-name="WWNum1">
      <style:paragraph-properties fo:margin-left="0.5728in" fo:margin-right="0.078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5736in"/>
        </style:tab-stops>
      </style:paragraph-properties>
    </style:style>
    <style:style style:name="P14" style:family="paragraph" style:parent-style-name="Standard">
      <style:text-properties fo:font-size="1pt" style:font-size-asian="1pt" style:font-size-complex="1pt"/>
    </style:style>
    <style:style style:name="P15" style:family="paragraph" style:parent-style-name="Standard">
      <style:paragraph-properties fo:margin-left="1.4173in" fo:margin-right="1.4154in" fo:margin-top="0in" fo:margin-bottom="0in" loext:contextual-spacing="false" fo:line-height="0.2217in" fo:text-align="center" style:justify-single-word="false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3pt" fo:font-weight="bold" style:font-size-asian="13pt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3pt" style:font-size-asian="13pt"/>
    </style:style>
    <style:style style:name="P18" style:family="paragraph" style:parent-style-name="Standard">
      <style:paragraph-properties fo:margin-top="0.0063in" fo:margin-bottom="0in" loext:contextual-spacing="false" fo:line-height="100%"/>
      <style:text-properties fo:font-size="11.5pt" style:font-size-asian="11.5pt"/>
    </style:style>
    <style:style style:name="P19" style:family="paragraph" style:parent-style-name="Standard">
      <style:paragraph-properties fo:margin-top="0.0063in" fo:margin-bottom="0in" loext:contextual-spacing="false" fo:line-height="100%"/>
      <style:text-properties fo:font-size="10.5pt" style:font-size-asian="10.5pt"/>
    </style:style>
    <style:style style:name="P20" style:family="paragraph" style:parent-style-name="Standard">
      <style:paragraph-properties fo:margin-top="0.0047in" fo:margin-bottom="0in" loext:contextual-spacing="false" fo:line-height="100%"/>
      <style:text-properties fo:font-size="10.5pt" fo:font-weight="bold" style:font-size-asian="10.5pt" style:font-weight-asian="bold"/>
    </style:style>
    <style:style style:name="P21" style:family="paragraph" style:parent-style-name="Standard">
      <style:paragraph-properties fo:margin-left="1.4173in" fo:margin-right="1.4146in" fo:margin-top="0.0008in" fo:margin-bottom="0in" loext:contextual-spacing="false" fo:text-align="center" style:justify-single-word="false" fo:text-indent="0in" style:auto-text-indent="false"/>
    </style:style>
    <style:style style:name="P22" style:family="paragraph" style:parent-style-name="Standard">
      <style:paragraph-properties fo:margin-top="0.0035in" fo:margin-bottom="0in" loext:contextual-spacing="false" fo:line-height="100%"/>
      <style:text-properties fo:font-size="8pt" fo:font-weight="bold" style:font-size-asian="8pt" style:font-weight-asian="bold"/>
    </style:style>
    <style:style style:name="P23" style:family="paragraph" style:parent-style-name="Standard">
      <style:paragraph-properties fo:margin-top="0.0035in" fo:margin-bottom="0in" loext:contextual-spacing="false" fo:line-height="100%"/>
      <style:text-properties fo:font-size="8pt" style:font-size-asian="8pt"/>
    </style:style>
    <style:style style:name="P24" style:family="paragraph" style:parent-style-name="Standard" style:master-page-name="Converted1">
      <style:paragraph-properties fo:margin-top="0.0035in" fo:margin-bottom="0in" loext:contextual-spacing="false" fo:line-height="100%" style:page-number="auto"/>
      <style:text-properties fo:font-size="10pt" style:font-size-asian="10pt"/>
    </style:style>
    <style:style style:name="P25" style:family="paragraph" style:parent-style-name="Standard" style:master-page-name="Converted2">
      <style:paragraph-properties fo:margin-top="0.0035in" fo:margin-bottom="0in" loext:contextual-spacing="false" fo:line-height="100%" style:page-number="auto"/>
      <style:text-properties fo:font-size="10pt" style:font-size-asian="10pt"/>
    </style:style>
    <style:style style:name="P26" style:family="paragraph" style:parent-style-name="Standard" style:master-page-name="Converted3">
      <style:paragraph-properties fo:margin-top="0.0035in" fo:margin-bottom="0in" loext:contextual-spacing="false" fo:line-height="100%" style:page-number="auto"/>
      <style:text-properties fo:font-size="10pt" style:font-size-asian="10pt"/>
    </style:style>
    <style:style style:name="P27" style:family="paragraph" style:parent-style-name="Standard">
      <style:paragraph-properties fo:margin-top="0.002in" fo:margin-bottom="0in" loext:contextual-spacing="false" fo:line-height="100%"/>
      <style:text-properties fo:font-size="11.5pt" style:font-size-asian="11.5pt"/>
    </style:style>
    <style:style style:name="P28" style:family="paragraph" style:parent-style-name="Standard">
      <style:paragraph-properties fo:margin-top="0.002in" fo:margin-bottom="0in" loext:contextual-spacing="false" fo:line-height="100%"/>
      <style:text-properties fo:font-size="12pt" style:font-size-asian="12pt"/>
    </style:style>
    <style:style style:name="P29" style:family="paragraph" style:parent-style-name="Standard">
      <style:paragraph-properties fo:margin-top="0.0008in" fo:margin-bottom="0in" loext:contextual-spacing="false" fo:line-height="100%"/>
      <style:text-properties fo:font-size="12pt" style:font-size-asian="12pt"/>
    </style:style>
    <style:style style:name="P30" style:family="paragraph" style:parent-style-name="Standard">
      <style:paragraph-properties fo:margin-top="0.0075in" fo:margin-bottom="0in" loext:contextual-spacing="false" fo:line-height="100%"/>
      <style:text-properties fo:font-size="11.5pt" style:font-size-asian="11.5pt"/>
    </style:style>
    <style:style style:name="P31" style:family="paragraph" style:parent-style-name="Standard">
      <style:paragraph-properties fo:margin-top="0.0071in" fo:margin-bottom="0in" loext:contextual-spacing="false" fo:line-height="100%"/>
      <style:text-properties fo:font-size="11.5pt" style:font-size-asian="11.5pt"/>
    </style:style>
    <style:style style:name="P32" style:family="paragraph" style:parent-style-name="Standard">
      <style:paragraph-properties fo:margin-top="0.0055in" fo:margin-bottom="0in" loext:contextual-spacing="false" fo:line-height="100%"/>
      <style:text-properties fo:font-size="11.5pt" style:font-size-asian="11.5pt"/>
    </style:style>
    <style:style style:name="P33" style:family="paragraph" style:parent-style-name="Standard">
      <style:paragraph-properties fo:margin-left="1.1535in" fo:margin-right="1.1571in" fo:margin-top="0.002in" fo:margin-bottom="0.0181in" loext:contextual-spacing="false" fo:line-height="96%" fo:text-align="center" style:justify-single-word="false" fo:text-indent="0in" style:auto-text-indent="false"/>
    </style:style>
    <style:style style:name="P34" style:family="paragraph" style:parent-style-name="Table_20_Paragraph">
      <style:text-properties fo:font-size="10pt" style:font-size-asian="10pt"/>
    </style:style>
    <style:style style:name="P35" style:family="paragraph" style:parent-style-name="Table_20_Paragraph">
      <style:text-properties fo:font-size="14pt" style:font-size-asian="12.25pt" style:font-size-complex="14pt"/>
    </style:style>
    <style:style style:name="P36" style:family="paragraph" style:parent-style-name="Table_20_Paragraph">
      <style:text-properties fo:font-size="14pt" fo:font-weight="bold" officeooo:rsid="0007bf29" officeooo:paragraph-rsid="0007bf29" style:font-size-asian="12.25pt" style:font-weight-asian="bold" style:font-size-complex="14pt" style:font-weight-complex="bold"/>
    </style:style>
    <style:style style:name="P37" style:family="paragraph" style:parent-style-name="Table_20_Paragraph">
      <style:text-properties fo:font-size="14pt" fo:font-weight="bold" officeooo:rsid="000cbbb3" officeooo:paragraph-rsid="000cbbb3" style:font-size-asian="12.25pt" style:font-weight-asian="bold" style:font-size-complex="14pt" style:font-weight-complex="bold"/>
    </style:style>
    <style:style style:name="P38" style:family="paragraph" style:parent-style-name="Table_20_Paragraph">
      <style:paragraph-properties fo:margin-left="0.0744in" fo:margin-right="0in" fo:text-indent="0in" style:auto-text-indent="false"/>
    </style:style>
    <style:style style:name="P39" style:family="paragraph" style:parent-style-name="Table_20_Paragraph">
      <style:paragraph-properties fo:margin-left="0.0744in" fo:margin-right="0in" fo:line-height="0.1583in" fo:text-indent="0in" style:auto-text-indent="false"/>
    </style:style>
    <style:style style:name="P40" style:family="paragraph" style:parent-style-name="Table_20_Paragraph">
      <style:paragraph-properties fo:margin-left="0.0744in" fo:margin-right="0in" fo:line-height="0.1437in" fo:text-indent="0in" style:auto-text-indent="false"/>
    </style:style>
    <style:style style:name="P41" style:family="paragraph" style:parent-style-name="Table_20_Paragraph">
      <style:paragraph-properties fo:margin-left="0.0744in" fo:margin-right="0in" fo:line-height="0.1575in" fo:text-indent="0in" style:auto-text-indent="false"/>
    </style:style>
    <style:style style:name="P42" style:family="paragraph" style:parent-style-name="Table_20_Paragraph">
      <style:paragraph-properties fo:margin-left="0.0744in" fo:margin-right="0in" fo:line-height="0.1598in" fo:text-indent="0in" style:auto-text-indent="false"/>
    </style:style>
    <style:style style:name="P43" style:family="paragraph" style:parent-style-name="Table_20_Paragraph">
      <style:paragraph-properties fo:margin-left="0.0744in" fo:margin-right="0in" fo:line-height="0.2071in" fo:text-indent="0in" style:auto-text-indent="false"/>
    </style:style>
    <style:style style:name="P44" style:family="paragraph" style:parent-style-name="Table_20_Paragraph">
      <style:paragraph-properties fo:margin-left="0.0744in" fo:margin-right="0in" fo:line-height="0.2035in" fo:text-indent="0in" style:auto-text-indent="false"/>
    </style:style>
    <style:style style:name="P45" style:family="paragraph" style:parent-style-name="Table_20_Paragraph">
      <style:paragraph-properties fo:margin-left="0.0744in" fo:margin-right="0in" fo:line-height="0.2228in" fo:text-indent="0in" style:auto-text-indent="false"/>
    </style:style>
    <style:style style:name="P46" style:family="paragraph" style:parent-style-name="Table_20_Paragraph">
      <style:paragraph-properties fo:margin-left="0.0744in" fo:margin-right="0in" fo:margin-top="0.0016in" fo:margin-bottom="0in" loext:contextual-spacing="false" fo:line-height="96%" fo:text-indent="0in" style:auto-text-indent="false"/>
    </style:style>
    <style:style style:name="P47" style:family="paragraph" style:parent-style-name="Table_20_Paragraph">
      <style:paragraph-properties fo:margin-left="0.0736in" fo:margin-right="0in" fo:text-indent="0in" style:auto-text-indent="false"/>
    </style:style>
    <style:style style:name="P48" style:family="paragraph" style:parent-style-name="Table_20_Paragraph">
      <style:paragraph-properties fo:margin-left="0.0736in" fo:margin-right="0in" fo:line-height="0.1583in" fo:text-indent="0in" style:auto-text-indent="false"/>
    </style:style>
    <style:style style:name="P49" style:family="paragraph" style:parent-style-name="Table_20_Paragraph">
      <style:paragraph-properties fo:margin-left="0.0736in" fo:margin-right="0in" fo:margin-top="0.0008in" fo:margin-bottom="0in" loext:contextual-spacing="false" fo:text-indent="0in" style:auto-text-indent="false"/>
    </style:style>
    <style:style style:name="P50" style:family="paragraph" style:parent-style-name="Table_20_Paragraph">
      <style:paragraph-properties fo:margin-left="0.078in" fo:margin-right="0in" fo:margin-top="0.0744in" fo:margin-bottom="0in" loext:contextual-spacing="false" fo:text-indent="0in" style:auto-text-indent="false"/>
    </style:style>
    <style:style style:name="P51" style:family="paragraph" style:parent-style-name="Table_20_Paragraph">
      <style:paragraph-properties fo:margin-left="0.078in" fo:margin-right="0in" fo:line-height="0.1583in" fo:text-indent="0in" style:auto-text-indent="false"/>
    </style:style>
    <style:style style:name="P52" style:family="paragraph" style:parent-style-name="Table_20_Paragraph">
      <style:paragraph-properties fo:margin-left="0.078in" fo:margin-right="0in" fo:margin-top="0.002in" fo:margin-bottom="0in" loext:contextual-spacing="false" fo:text-indent="0in" style:auto-text-indent="false"/>
    </style:style>
    <style:style style:name="P53" style:family="paragraph" style:parent-style-name="Table_20_Paragraph">
      <style:paragraph-properties fo:margin-left="0.078in" fo:margin-right="0.1299in" fo:margin-top="0.0744in" fo:margin-bottom="0in" loext:contextual-spacing="false" fo:line-height="103%" fo:text-indent="0in" style:auto-text-indent="false"/>
    </style:style>
    <style:style style:name="P54" style:family="paragraph" style:parent-style-name="Table_20_Paragraph">
      <style:paragraph-properties fo:margin-left="2.3165in" fo:margin-right="2.3091in" fo:line-height="0.1583in" fo:text-align="center" style:justify-single-word="false" fo:text-indent="0in" style:auto-text-indent="false"/>
    </style:style>
    <style:style style:name="P55" style:family="paragraph" style:parent-style-name="Table_20_Paragraph">
      <style:paragraph-properties fo:margin-left="1.5693in" fo:margin-right="1.5673in" fo:line-height="0.1583in" fo:text-align="center" style:justify-single-word="false" fo:text-indent="0in" style:auto-text-indent="false"/>
    </style:style>
    <style:style style:name="P56" style:family="paragraph" style:parent-style-name="Table_20_Paragraph">
      <style:paragraph-properties fo:margin-left="0.0752in" fo:margin-right="0in" fo:line-height="0.1583in" fo:text-indent="0in" style:auto-text-indent="false"/>
    </style:style>
    <style:style style:name="P57" style:family="paragraph" style:parent-style-name="Table_20_Paragraph">
      <style:paragraph-properties fo:margin-left="0.0764in" fo:margin-right="0in" fo:line-height="0.1583in" fo:text-indent="0in" style:auto-text-indent="false"/>
    </style:style>
    <style:style style:name="P58" style:family="paragraph" style:parent-style-name="Table_20_Paragraph">
      <style:paragraph-properties fo:margin-left="0.0772in" fo:margin-right="0in" fo:line-height="0.1583in" fo:text-indent="0in" style:auto-text-indent="false"/>
    </style:style>
    <style:style style:name="P59" style:family="paragraph" style:parent-style-name="Table_20_Paragraph">
      <style:paragraph-properties fo:margin-left="0.0783in" fo:margin-right="0in" fo:line-height="0.1583in" fo:text-indent="0in" style:auto-text-indent="false"/>
    </style:style>
    <style:style style:name="P60" style:family="paragraph" style:parent-style-name="Table_20_Paragraph">
      <style:paragraph-properties fo:margin-left="0.0047in" fo:margin-right="0in" fo:line-height="0.1583in" fo:text-align="center" style:justify-single-word="false" fo:text-indent="0in" style:auto-text-indent="false"/>
    </style:style>
    <style:style style:name="P61" style:family="paragraph" style:parent-style-name="Table_20_Paragraph">
      <style:paragraph-properties fo:margin-left="0.0047in" fo:margin-right="0in" fo:text-align="center" style:justify-single-word="false" fo:text-indent="0in" style:auto-text-indent="false"/>
    </style:style>
    <style:style style:name="P62" style:family="paragraph" style:parent-style-name="Table_20_Paragraph">
      <style:paragraph-properties fo:margin-left="0.0047in" fo:margin-right="0in" fo:line-height="0.2071in" fo:text-align="center" style:justify-single-word="false" fo:text-indent="0in" style:auto-text-indent="false"/>
    </style:style>
    <style:style style:name="P63" style:family="paragraph" style:parent-style-name="Table_20_Paragraph">
      <style:paragraph-properties fo:margin-left="0.0047in" fo:margin-right="0in" fo:margin-top="0.0898in" fo:margin-bottom="0in" loext:contextual-spacing="false" fo:text-align="center" style:justify-single-word="false" fo:text-indent="0in" style:auto-text-indent="false"/>
    </style:style>
    <style:style style:name="P64" style:family="paragraph" style:parent-style-name="Table_20_Paragraph">
      <style:paragraph-properties fo:margin-top="0.0071in" fo:margin-bottom="0in" loext:contextual-spacing="false"/>
      <style:text-properties fo:font-size="9.5pt" style:font-size-asian="9.5pt"/>
    </style:style>
    <style:style style:name="P65" style:family="paragraph" style:parent-style-name="Table_20_Paragraph">
      <style:paragraph-properties fo:margin-left="0.2102in" fo:margin-right="0.2047in" fo:text-align="center" style:justify-single-word="false" fo:text-indent="0in" style:auto-text-indent="false"/>
    </style:style>
    <style:style style:name="P66" style:family="paragraph" style:parent-style-name="Table_20_Paragraph">
      <style:paragraph-properties fo:margin-top="0.0063in" fo:margin-bottom="0in" loext:contextual-spacing="false"/>
      <style:text-properties fo:font-size="9.5pt" style:font-size-asian="9.5pt"/>
    </style:style>
    <style:style style:name="P67" style:family="paragraph" style:parent-style-name="Table_20_Paragraph">
      <style:paragraph-properties fo:margin-left="0.078in" fo:margin-right="0.1811in" fo:margin-top="0.0744in" fo:margin-bottom="0in" loext:contextual-spacing="false" fo:line-height="101%" fo:text-indent="0in" style:auto-text-indent="false"/>
    </style:style>
    <style:style style:name="P68" style:family="paragraph" style:parent-style-name="Table_20_Paragraph">
      <style:paragraph-properties fo:margin-left="2.3799in" fo:margin-right="2.3807in" fo:line-height="0.1583in" fo:text-align="center" style:justify-single-word="false" fo:text-indent="0in" style:auto-text-indent="false"/>
    </style:style>
    <style:style style:name="P69" style:family="paragraph" style:parent-style-name="Table_20_Paragraph">
      <style:paragraph-properties fo:margin-left="1.5744in" fo:margin-right="1.5689in" fo:text-align="center" style:justify-single-word="false" fo:text-indent="0in" style:auto-text-indent="false"/>
    </style:style>
    <style:style style:name="P70" style:family="paragraph" style:parent-style-name="Table_20_Paragraph">
      <style:paragraph-properties fo:margin-left="0.0728in" fo:margin-right="0in" fo:text-indent="0in" style:auto-text-indent="false"/>
    </style:style>
    <style:style style:name="P71" style:family="paragraph" style:parent-style-name="Table_20_Paragraph">
      <style:paragraph-properties fo:margin-left="0.072in" fo:margin-right="0in" fo:text-indent="0in" style:auto-text-indent="false"/>
    </style:style>
    <style:style style:name="P72" style:family="paragraph" style:parent-style-name="Table_20_Paragraph">
      <style:paragraph-properties fo:margin-left="0.0717in" fo:margin-right="0in" fo:text-indent="0in" style:auto-text-indent="false"/>
    </style:style>
    <style:style style:name="P73" style:family="paragraph" style:parent-style-name="Table_20_Paragraph">
      <style:paragraph-properties fo:margin-left="0.0709in" fo:margin-right="0in" fo:text-indent="0in" style:auto-text-indent="false"/>
    </style:style>
    <style:style style:name="P74" style:family="paragraph" style:parent-style-name="Table_20_Paragraph">
      <style:paragraph-properties fo:margin-left="0.0744in" fo:margin-right="0.0681in" fo:margin-top="0.0028in" fo:margin-bottom="0in" loext:contextual-spacing="false" fo:line-height="0.1583in" fo:text-indent="0in" style:auto-text-indent="false"/>
    </style:style>
    <style:style style:name="P75" style:family="paragraph" style:parent-style-name="Table_20_Paragraph">
      <style:paragraph-properties fo:margin-left="1.0827in" fo:margin-right="0in" fo:line-height="0.1583in" fo:text-indent="0in" style:auto-text-indent="false"/>
    </style:style>
    <style:style style:name="P76" style:family="paragraph" style:parent-style-name="Table_20_Paragraph">
      <style:paragraph-properties fo:margin-left="1.9791in" fo:margin-right="1.9756in" fo:line-height="0.1583in" fo:text-align="center" style:justify-single-word="false" fo:text-indent="0in" style:auto-text-indent="false"/>
    </style:style>
    <style:style style:name="P77" style:family="paragraph" style:parent-style-name="Table_20_Paragraph">
      <style:paragraph-properties fo:margin-left="1.9791in" fo:margin-right="1.9736in" fo:line-height="0.1583in" fo:text-align="center" style:justify-single-word="false" fo:text-indent="0in" style:auto-text-indent="false"/>
    </style:style>
    <style:style style:name="P78" style:family="paragraph" style:parent-style-name="Table_20_Paragraph">
      <style:paragraph-properties fo:margin-left="0.0791in" fo:margin-right="0in" fo:margin-top="0.0953in" fo:margin-bottom="0in" loext:contextual-spacing="false" fo:line-height="96%" fo:text-indent="0.0366in" style:auto-text-indent="false"/>
    </style:style>
    <style:style style:name="P79" style:family="paragraph" style:parent-style-name="Table_20_Paragraph">
      <style:paragraph-properties fo:margin-top="0.0008in" fo:margin-bottom="0in" loext:contextual-spacing="false"/>
      <style:text-properties style:font-name="Noto Serif" fo:font-size="10.5pt" fo:font-weight="bold" style:font-size-asian="10.5pt" style:font-weight-asian="bold"/>
    </style:style>
    <style:style style:name="P80" style:family="paragraph" style:parent-style-name="Table_20_Paragraph">
      <style:paragraph-properties fo:margin-left="1.7728in" fo:margin-right="1.7764in" fo:text-align="center" style:justify-single-word="false" fo:text-indent="0in" style:auto-text-indent="false"/>
    </style:style>
    <style:style style:name="P81" style:family="paragraph" style:parent-style-name="Table_20_Paragraph">
      <style:paragraph-properties fo:margin-left="0.1646in" fo:margin-right="0in" fo:margin-top="0.0898in" fo:margin-bottom="0in" loext:contextual-spacing="false" fo:line-height="0.2228in" fo:text-indent="0in" style:auto-text-indent="false"/>
    </style:style>
    <style:style style:name="P82" style:family="paragraph" style:parent-style-name="Table_20_Paragraph">
      <style:paragraph-properties fo:margin-left="0.1118in" fo:margin-right="0in" fo:line-height="0.2228in" fo:text-indent="0in" style:auto-text-indent="false"/>
    </style:style>
    <style:style style:name="P83" style:family="paragraph" style:parent-style-name="Table_20_Paragraph">
      <style:paragraph-properties fo:margin-left="0.2929in" fo:margin-right="0.2752in" fo:line-height="0.2035in" fo:text-align="center" style:justify-single-word="false" fo:text-indent="0in" style:auto-text-indent="false"/>
    </style:style>
    <style:style style:name="P84" style:family="paragraph" style:parent-style-name="Table_20_Paragraph">
      <style:paragraph-properties fo:margin-left="0.0807in" fo:margin-right="0.0736in" fo:margin-top="0.0016in" fo:margin-bottom="0in" loext:contextual-spacing="false" fo:line-height="96%" fo:text-align="center" style:justify-single-word="false" fo:text-indent="-0.0126in" style:auto-text-indent="false"/>
    </style:style>
    <style:style style:name="P85" style:family="paragraph" style:parent-style-name="Table_20_Paragraph">
      <style:paragraph-properties fo:margin-left="0.0744in" fo:margin-right="0.0902in" fo:margin-top="0.0016in" fo:margin-bottom="0in" loext:contextual-spacing="false" fo:line-height="96%" fo:text-indent="0in" style:auto-text-indent="false"/>
    </style:style>
    <style:style style:name="P86" style:family="paragraph" style:parent-style-name="Table_20_Paragraph">
      <style:paragraph-properties fo:margin-left="0.0055in" fo:margin-right="0in" fo:text-align="center" style:justify-single-word="false" fo:text-indent="0in" style:auto-text-indent="false"/>
    </style:style>
    <style:style style:name="P87" style:family="paragraph" style:parent-style-name="Table_20_Paragraph">
      <style:paragraph-properties fo:margin-left="0.0055in" fo:margin-right="0in" fo:line-height="0.2071in" fo:text-align="center" style:justify-single-word="false" fo:text-indent="0in" style:auto-text-indent="false"/>
    </style:style>
    <style:style style:name="P88" style:family="paragraph" style:parent-style-name="Table_20_Paragraph">
      <style:paragraph-properties fo:margin-left="0.0055in" fo:margin-right="0in" fo:margin-top="0.0898in" fo:margin-bottom="0in" loext:contextual-spacing="false" fo:text-align="center" style:justify-single-word="false" fo:text-indent="0in" style:auto-text-indent="false"/>
    </style:style>
    <style:style style:name="P89" style:family="paragraph" style:parent-style-name="Table_20_Paragraph">
      <style:paragraph-properties fo:margin-left="0.2799in" fo:margin-right="0.2752in" fo:margin-top="0.0898in" fo:margin-bottom="0in" loext:contextual-spacing="false" fo:text-align="center" style:justify-single-word="false" fo:text-indent="0in" style:auto-text-indent="false"/>
    </style:style>
    <style:style style:name="P90" style:family="paragraph" style:parent-style-name="Table_20_Paragraph">
      <style:paragraph-properties fo:margin-left="0.2799in" fo:margin-right="0.2752in" fo:line-height="0.2071in" fo:text-align="center" style:justify-single-word="false" fo:text-indent="0in" style:auto-text-indent="false"/>
    </style:style>
    <style:style style:name="P91" style:family="paragraph" style:parent-style-name="Text_20_body">
      <style:paragraph-properties fo:line-height="5%"/>
      <style:text-properties fo:font-size="10pt" style:font-size-asian="10pt"/>
    </style:style>
    <style:style style:name="P92" style:family="paragraph" style:parent-style-name="Text_20_body">
      <style:paragraph-properties fo:line-height="5%"/>
      <style:text-properties fo:font-size="1pt" style:font-size-asian="1pt"/>
    </style:style>
    <style:style style:name="P93" style:family="paragraph" style:parent-style-name="Text_20_body">
      <style:paragraph-properties fo:margin-top="0.0047in" fo:margin-bottom="0in" loext:contextual-spacing="false"/>
      <style:text-properties style:font-name="Bookman Uralic" fo:font-size="8.5pt" style:font-size-asian="8.5pt"/>
    </style:style>
    <style:style style:name="P94" style:family="paragraph" style:parent-style-name="Text_20_body">
      <style:paragraph-properties fo:margin-left="0in" fo:margin-right="0.0752in" fo:margin-top="0.0626in" fo:margin-bottom="0in" loext:contextual-spacing="false" fo:text-align="end" style:justify-single-word="false" fo:text-indent="0in" style:auto-text-indent="false"/>
    </style:style>
    <style:style style:name="P95" style:family="paragraph" style:parent-style-name="Text_20_body">
      <style:paragraph-properties fo:margin-left="0.0728in" fo:margin-right="0.0709in" fo:margin-top="0.0626in" fo:margin-bottom="0in" loext:contextual-spacing="false" fo:text-align="justify" style:justify-single-word="false" fo:text-indent="0in" style:auto-text-indent="false"/>
    </style:style>
    <style:style style:name="P96" style:family="paragraph" style:parent-style-name="Text_20_body">
      <style:paragraph-properties fo:margin-top="0.0063in" fo:margin-bottom="0in" loext:contextual-spacing="false"/>
      <style:text-properties style:font-name="Arial" fo:font-size="11.5pt" style:font-size-asian="11.5pt"/>
    </style:style>
    <style:style style:name="P97" style:family="paragraph" style:parent-style-name="Text_20_body">
      <style:paragraph-properties fo:margin-left="0.0728in" fo:margin-right="0in" fo:text-align="justify" style:justify-single-word="false" fo:text-indent="0in" style:auto-text-indent="false"/>
    </style:style>
    <style:style style:name="P98" style:family="paragraph" style:parent-style-name="Text_20_body">
      <style:paragraph-properties fo:margin-left="0.0728in" fo:margin-right="0in" fo:line-height="0.1909in" fo:text-indent="0in" style:auto-text-indent="false">
        <style:tab-stops>
          <style:tab-stop style:position="1.0728in"/>
        </style:tab-stops>
      </style:paragraph-properties>
    </style:style>
    <style:style style:name="P99" style:family="paragraph" style:parent-style-name="Text_20_body">
      <style:paragraph-properties fo:margin-left="0.0728in" fo:margin-right="0in" fo:margin-top="0.0626in" fo:margin-bottom="0in" loext:contextual-spacing="false" fo:text-indent="0in" style:auto-text-indent="false"/>
    </style:style>
    <style:style style:name="P100" style:family="paragraph" style:parent-style-name="Text_20_body">
      <style:paragraph-properties fo:margin-left="0in" fo:margin-right="0.0717in" fo:line-height="0.1909in" fo:text-align="end" style:justify-single-word="false" fo:text-indent="0in" style:auto-text-indent="false"/>
    </style:style>
    <style:style style:name="P101" style:family="paragraph" style:parent-style-name="Text_20_body">
      <style:paragraph-properties fo:margin-left="5.0335in" fo:margin-right="0.0709in" fo:line-height="100%" fo:text-align="end" style:justify-single-word="false" fo:text-indent="1.6256in" style:auto-text-indent="false"/>
    </style:style>
    <style:style style:name="P102" style:family="paragraph" style:parent-style-name="Text_20_body">
      <style:paragraph-properties fo:margin-left="1.0736in" fo:margin-right="0in" fo:line-height="0.1909in" fo:text-indent="0in" style:auto-text-indent="false"/>
    </style:style>
    <style:style style:name="P103" style:family="paragraph" style:parent-style-name="Text_20_body">
      <style:paragraph-properties fo:margin-top="0.0035in" fo:margin-bottom="0in" loext:contextual-spacing="false"/>
      <style:text-properties style:font-name="Noto Serif" fo:font-size="16.5pt" fo:font-weight="bold" style:font-size-asian="16.5pt" style:font-weight-asian="bold"/>
    </style:style>
    <style:style style:name="P104" style:family="paragraph" style:parent-style-name="Text_20_body">
      <style:paragraph-properties fo:margin-left="0.15in" fo:margin-right="0in" fo:line-height="96%" fo:text-indent="0in" style:auto-text-indent="false"/>
    </style:style>
    <style:style style:name="P105" style:family="paragraph" style:parent-style-name="Text_20_body">
      <style:paragraph-properties fo:margin-left="0.15in" fo:margin-right="0in" fo:margin-top="0.1098in" fo:margin-bottom="0in" loext:contextual-spacing="false" fo:line-height="96%" fo:text-indent="0in" style:auto-text-indent="false"/>
    </style:style>
    <style:style style:name="P106" style:family="paragraph" style:parent-style-name="Text_20_body">
      <style:paragraph-properties fo:margin-left="0.15in" fo:margin-right="0in" fo:margin-top="0.1098in" fo:margin-bottom="0in" loext:contextual-spacing="false" fo:line-height="96%" fo:text-indent="0in" style:auto-text-indent="false"/>
      <style:text-properties officeooo:rsid="0007bf29" officeooo:paragraph-rsid="0007bf29"/>
    </style:style>
    <style:style style:name="P107" style:family="paragraph" style:parent-style-name="Text_20_body">
      <style:paragraph-properties fo:margin-left="0.15in" fo:margin-right="0in" fo:margin-top="0.1098in" fo:margin-bottom="0in" loext:contextual-spacing="false" fo:line-height="96%" fo:text-indent="0in" style:auto-text-indent="false"/>
      <style:text-properties officeooo:rsid="0008487c" officeooo:paragraph-rsid="00091b3d"/>
    </style:style>
    <style:style style:name="P108" style:family="paragraph" style:parent-style-name="Text_20_body">
      <style:paragraph-properties fo:margin-left="0.15in" fo:margin-right="0in" fo:margin-top="0.1098in" fo:margin-bottom="0in" loext:contextual-spacing="false" fo:line-height="96%" fo:text-indent="0in" style:auto-text-indent="false"/>
      <style:text-properties officeooo:rsid="00091b3d" officeooo:paragraph-rsid="00091b3d"/>
    </style:style>
    <style:style style:name="P109" style:family="paragraph" style:parent-style-name="Text_20_body">
      <style:paragraph-properties fo:margin-left="0.15in" fo:margin-right="0in" fo:margin-top="0.1098in" fo:margin-bottom="0in" loext:contextual-spacing="false" fo:line-height="96%" fo:text-indent="0in" style:auto-text-indent="false"/>
      <style:text-properties officeooo:rsid="000b3635" officeooo:paragraph-rsid="000b3635"/>
    </style:style>
    <style:style style:name="T1" style:family="text">
      <style:text-properties style:font-name="Bookman Uralic" fo:font-size="14pt" style:text-underline-style="solid" style:text-underline-width="auto" style:text-underline-color="font-color" style:font-size-asian="14pt"/>
    </style:style>
    <style:style style:name="T2" style:family="text">
      <style:text-properties style:font-name="Bookman Uralic" fo:font-size="14pt" style:font-size-asian="14pt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bold" style:font-weight-asian="bold"/>
    </style:style>
    <style:style style:name="T5" style:family="text">
      <style:text-properties style:text-position="sub 58%" fo:font-size="12pt" style:font-size-asian="12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/>
    </style:style>
    <style:style style:name="T8" style:family="text">
      <style:text-properties style:text-position="0% 100%" fo:letter-spacing="-0.0299in" fo:font-weight="bold" style:font-weight-asian="bold"/>
    </style:style>
    <style:style style:name="T9" style:family="text">
      <style:text-properties style:text-position="0% 100%" style:font-name="Carlito" fo:font-size="11.5pt" style:font-size-asian="11.5pt"/>
    </style:style>
    <style:style style:name="T10" style:family="text">
      <style:text-properties style:text-position="0% 100%" fo:letter-spacing="-0.0035in"/>
    </style:style>
    <style:style style:name="T11" style:family="text">
      <style:text-properties style:text-position="0% 100%" fo:letter-spacing="-0.0016in"/>
    </style:style>
    <style:style style:name="T12" style:family="text">
      <style:text-properties style:text-position="0% 100%" fo:letter-spacing="-0.002in"/>
    </style:style>
    <style:style style:name="T13" style:family="text">
      <style:text-properties style:text-position="0% 100%" fo:letter-spacing="-0.0055in"/>
    </style:style>
    <style:style style:name="T14" style:family="text">
      <style:text-properties style:text-position="0% 100%" fo:font-size="12pt" style:font-size-asian="12pt"/>
    </style:style>
    <style:style style:name="T15" style:family="text">
      <style:text-properties style:text-position="0% 100%" fo:font-size="12pt" fo:letter-spacing="-0.0047in" style:font-size-asian="12pt"/>
    </style:style>
    <style:style style:name="T16" style:family="text">
      <style:text-properties style:text-position="0% 100%" fo:letter-spacing="-0.0091in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etter-spacing="-0.0008in" style:font-size-asian="12pt"/>
    </style:style>
    <style:style style:name="T21" style:family="text">
      <style:text-properties fo:font-size="12pt" fo:letter-spacing="0.002in" style:font-size-asian="12pt"/>
    </style:style>
    <style:style style:name="T22" style:family="text">
      <style:text-properties fo:font-size="12pt" fo:letter-spacing="-0.0016in" style:font-size-asian="12pt"/>
    </style:style>
    <style:style style:name="T23" style:family="text">
      <style:text-properties fo:color="#ff0000" style:text-position="0% 100%" style:font-name="Arial"/>
    </style:style>
    <style:style style:name="T24" style:family="text">
      <style:text-properties fo:color="#ff0000" style:text-position="0% 100%" style:font-name="Arial" fo:font-size="12pt" style:font-size-asian="12pt"/>
    </style:style>
    <style:style style:name="T25" style:family="text">
      <style:text-properties fo:color="#ff0000" style:text-position="0% 100%"/>
    </style:style>
    <style:style style:name="T26" style:family="text">
      <style:text-properties fo:color="#ff0000" style:text-position="0% 100%" fo:letter-spacing="-0.0028in"/>
    </style:style>
    <style:style style:name="T27" style:family="text">
      <style:text-properties fo:color="#ff0000" style:text-position="0% 100%" fo:letter-spacing="-0.0035in"/>
    </style:style>
    <style:style style:name="T28" style:family="text">
      <style:text-properties fo:color="#ff0000" style:text-position="0% 100%" fo:letter-spacing="-0.0016in"/>
    </style:style>
    <style:style style:name="T29" style:family="text">
      <style:text-properties fo:color="#ff0000" style:text-position="0% 100%" fo:letter-spacing="-0.002in"/>
    </style:style>
    <style:style style:name="T30" style:family="text">
      <style:text-properties fo:color="#ff0000" style:text-position="0% 100%" fo:letter-spacing="-0.0008in"/>
    </style:style>
    <style:style style:name="T31" style:family="text">
      <style:text-properties fo:color="#ff0000" style:text-position="0% 100%" fo:letter-spacing="-0.0063in"/>
    </style:style>
    <style:style style:name="T32" style:family="text">
      <style:text-properties fo:font-weight="normal" style:font-weight-asian="normal"/>
    </style:style>
    <style:style style:name="T33" style:family="text">
      <style:text-properties style:font-name="Symbol" fo:font-size="12pt" style:font-size-asian="12pt"/>
    </style:style>
    <style:style style:name="T34" style:family="text">
      <style:text-properties fo:color="#0563c1" style:text-underline-style="solid" style:text-underline-width="auto" style:text-underline-color="#0563c1"/>
    </style:style>
    <style:style style:name="T35" style:family="text">
      <style:text-properties fo:color="#0563c1"/>
    </style:style>
    <style:style style:name="T36" style:family="text">
      <style:text-properties fo:letter-spacing="-0.0055in"/>
    </style:style>
    <style:style style:name="T37" style:family="text">
      <style:text-properties fo:letter-spacing="-0.0043in"/>
    </style:style>
    <style:style style:name="T38" style:family="text">
      <style:text-properties fo:letter-spacing="-0.0008in"/>
    </style:style>
    <style:style style:name="T39" style:family="text">
      <style:text-properties fo:letter-spacing="-0.002in"/>
    </style:style>
    <style:style style:name="T40" style:family="text">
      <style:text-properties fo:font-size="10pt" fo:font-weight="bold" style:font-size-asian="10pt" style:font-weight-asian="bold"/>
    </style:style>
    <style:style style:name="T41" style:family="text">
      <style:text-properties fo:font-size="10pt" fo:font-weight="bold" style:font-size-asian="10pt" style:font-weight-asian="bold" style:text-scale="99%"/>
    </style:style>
    <style:style style:name="T42" style:family="text">
      <style:text-properties fo:font-size="10pt" fo:font-weight="bold" officeooo:rsid="0007bf29" style:font-size-asian="10pt" style:font-weight-asian="bold"/>
    </style:style>
    <style:style style:name="T43" style:family="text">
      <style:text-properties fo:font-size="10pt" fo:font-style="italic" fo:font-weight="bold" style:font-size-asian="10pt" style:font-style-asian="italic" style:font-weight-asian="bold"/>
    </style:style>
    <style:style style:name="T44" style:family="text">
      <style:text-properties fo:font-size="9pt" fo:font-weight="bold" style:font-size-asian="9pt" style:font-weight-asian="bold"/>
    </style:style>
    <style:style style:name="T45" style:family="text">
      <style:text-properties style:font-name="Arial" fo:font-size="9pt" fo:letter-spacing="-0.0008in" fo:font-style="italic" fo:font-weight="bold" style:font-size-asian="9pt" style:font-style-asian="italic" style:font-weight-asian="bold"/>
    </style:style>
    <style:style style:name="T46" style:family="text">
      <style:text-properties style:font-name="Arial" fo:font-size="9pt" fo:font-style="italic" fo:font-weight="bold" style:font-size-asian="9pt" style:font-style-asian="italic" style:font-weight-asian="bold"/>
    </style:style>
    <style:style style:name="T47" style:family="text">
      <style:text-properties style:font-name="Arial" fo:font-size="8pt" fo:letter-spacing="-0.0008in" fo:font-weight="bold" style:font-size-asian="8pt" style:font-weight-asian="bold"/>
    </style:style>
    <style:style style:name="T48" style:family="text">
      <style:text-properties style:font-name="Arial" fo:font-size="8pt" fo:font-weight="bold" style:font-size-asian="8pt" style:font-weight-asian="bold"/>
    </style:style>
    <style:style style:name="T49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50" style:family="text">
      <style:text-properties style:text-underline-style="solid" style:text-underline-width="bold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font-name="Noto Serif"/>
    </style:style>
    <style:style style:name="T53" style:family="text">
      <style:text-properties style:font-name="Noto Serif" fo:font-size="16pt" fo:letter-spacing="-0.011in" style:text-underline-style="solid" style:text-underline-width="bold" style:text-underline-color="font-color" fo:font-weight="bold" style:font-size-asian="16pt" style:font-weight-asian="bold"/>
    </style:style>
    <style:style style:name="T54" style:family="text">
      <style:text-properties style:font-name="Noto Serif" fo:font-size="16pt" fo:letter-spacing="-0.011in" style:text-underline-style="solid" style:text-underline-width="bold" style:text-underline-color="font-color" fo:font-weight="bold" style:font-size-asian="16pt" style:font-weight-asian="bold" style:text-scale="95%"/>
    </style:style>
    <style:style style:name="T55" style:family="text">
      <style:text-properties style:font-name="Noto Serif" fo:font-size="16pt" fo:letter-spacing="-0.0075in" style:text-underline-style="solid" style:text-underline-width="bold" style:text-underline-color="font-color" style:font-size-asian="16pt" style:text-scale="95%"/>
    </style:style>
    <style:style style:name="T56" style:family="text">
      <style:text-properties style:font-name="Noto Serif" fo:font-size="16pt" fo:letter-spacing="-0.0075in" style:text-underline-style="solid" style:text-underline-width="bold" style:text-underline-color="font-color" fo:font-weight="bold" style:font-size-asian="16pt" style:font-weight-asian="bold" style:text-scale="95%"/>
    </style:style>
    <style:style style:name="T57" style:family="text">
      <style:text-properties style:font-name="Noto Serif" fo:font-size="16pt" fo:letter-spacing="-0.0075in" style:font-size-asian="16pt" style:text-scale="95%"/>
    </style:style>
    <style:style style:name="T58" style:family="text">
      <style:text-properties style:font-name="Noto Serif" fo:font-size="16pt" fo:letter-spacing="-0.0165in" style:text-underline-style="solid" style:text-underline-width="bold" style:text-underline-color="font-color" fo:font-weight="bold" style:font-size-asian="16pt" style:font-weight-asian="bold"/>
    </style:style>
    <style:style style:name="T59" style:family="text">
      <style:text-properties style:font-name="Noto Serif" fo:font-size="16pt" fo:letter-spacing="-0.0091in" style:text-underline-style="solid" style:text-underline-width="bold" style:text-underline-color="font-color" fo:font-weight="bold" style:font-size-asian="16pt" style:font-weight-asian="bold"/>
    </style:style>
    <style:style style:name="T60" style:family="text">
      <style:text-properties style:font-name="Noto Serif" fo:font-size="16pt" fo:letter-spacing="-0.0028in" style:text-underline-style="solid" style:text-underline-width="bold" style:text-underline-color="font-color" fo:font-weight="bold" style:font-size-asian="16pt" style:font-weight-asian="bold"/>
    </style:style>
    <style:style style:name="T61" style:family="text">
      <style:text-properties style:font-name="Noto Serif" fo:font-size="16pt" fo:letter-spacing="-0.0126in" style:text-underline-style="solid" style:text-underline-width="bold" style:text-underline-color="font-color" fo:font-weight="bold" style:font-size-asian="16pt" style:font-weight-asian="bold"/>
    </style:style>
    <style:style style:name="T62" style:family="text">
      <style:text-properties style:font-name="Noto Serif" fo:font-size="16pt" fo:letter-spacing="-0.0181in" style:text-underline-style="solid" style:text-underline-width="bold" style:text-underline-color="font-color" fo:font-weight="bold" style:font-size-asian="16pt" style:font-weight-asian="bold"/>
    </style:style>
    <style:style style:name="T63" style:family="text">
      <style:text-properties style:font-name="Noto Serif" fo:font-size="16pt" fo:font-weight="bold" style:font-size-asian="16pt" style:font-weight-asian="bold"/>
    </style:style>
    <style:style style:name="T64" style:family="text">
      <style:text-properties style:font-name="Noto Serif" fo:font-size="12pt" fo:font-weight="bold" style:font-size-asian="12pt" style:font-weight-asian="bold"/>
    </style:style>
    <style:style style:name="T65" style:family="text">
      <style:text-properties style:font-name="Noto Serif" fo:font-size="12pt" fo:font-weight="bold" style:font-size-asian="12pt" style:font-weight-asian="bold" style:text-scale="95%"/>
    </style:style>
    <style:style style:name="T66" style:family="text">
      <style:text-properties style:font-name="Noto Serif" fo:font-size="12pt" fo:letter-spacing="-0.0075in" fo:font-weight="bold" style:font-size-asian="12pt" style:font-weight-asian="bold"/>
    </style:style>
    <style:style style:name="T67" style:family="text">
      <style:text-properties style:font-name="Noto Serif" fo:font-size="12pt" fo:letter-spacing="-0.0075in" style:font-size-asian="12pt"/>
    </style:style>
    <style:style style:name="T68" style:family="text">
      <style:text-properties style:font-name="Noto Serif" fo:font-size="12pt" fo:letter-spacing="-0.0055in" fo:font-weight="bold" style:font-size-asian="12pt" style:font-weight-asian="bold" style:text-scale="90%"/>
    </style:style>
    <style:style style:name="T69" style:family="text">
      <style:text-properties style:font-name="Noto Serif" fo:font-size="12pt" fo:letter-spacing="-0.0055in" style:font-size-asian="12pt"/>
    </style:style>
    <style:style style:name="T70" style:family="text">
      <style:text-properties style:font-name="Noto Serif" fo:font-size="12pt" style:font-size-asian="12pt"/>
    </style:style>
    <style:style style:name="T71" style:family="text">
      <style:text-properties style:font-name="Noto Serif" fo:font-size="12pt" style:font-size-asian="12pt" style:text-scale="99%"/>
    </style:style>
    <style:style style:name="T72" style:family="text">
      <style:text-properties style:font-name="Noto Serif" fo:font-size="12pt" fo:letter-spacing="-0.0063in" style:font-size-asian="12pt"/>
    </style:style>
    <style:style style:name="T73" style:family="text">
      <style:text-properties style:font-name="Noto Serif" fo:font-size="12pt" fo:letter-spacing="-0.0047in" style:font-size-asian="12pt"/>
    </style:style>
    <style:style style:name="T74" style:family="text">
      <style:text-properties style:font-name="Noto Serif" fo:font-size="12pt" fo:letter-spacing="-0.0043in" style:font-size-asian="12pt"/>
    </style:style>
    <style:style style:name="T75" style:family="text">
      <style:text-properties style:font-name="Noto Serif" fo:font-size="12pt" fo:letter-spacing="-0.0083in" style:font-size-asian="12pt"/>
    </style:style>
    <style:style style:name="T76" style:family="text">
      <style:text-properties style:font-name="Noto Serif" fo:font-size="12pt" fo:letter-spacing="-0.0098in" style:font-size-asian="12pt"/>
    </style:style>
    <style:style style:name="T77" style:family="text">
      <style:text-properties style:font-name="Noto Serif" fo:font-size="12pt" fo:letter-spacing="-0.0102in" style:font-size-asian="12pt"/>
    </style:style>
    <style:style style:name="T78" style:family="text">
      <style:text-properties style:font-name="Noto Serif" fo:font-size="12pt" fo:letter-spacing="-0.0071in" style:font-size-asian="12pt"/>
    </style:style>
    <style:style style:name="T79" style:family="text">
      <style:text-properties style:font-name="Noto Serif" fo:font-size="12pt" fo:letter-spacing="-0.0035in" style:font-size-asian="12pt"/>
    </style:style>
    <style:style style:name="T80" style:family="text">
      <style:text-properties style:font-name="Noto Serif" fo:font-size="12pt" fo:letter-spacing="-0.0028in" style:font-size-asian="12pt"/>
    </style:style>
    <style:style style:name="T81" style:family="text">
      <style:text-properties style:font-name="Noto Serif" fo:font-size="12pt" fo:letter-spacing="-0.011in" style:font-size-asian="12pt"/>
    </style:style>
    <style:style style:name="T82" style:family="text">
      <style:text-properties style:font-name="Noto Serif" fo:font-size="12pt" fo:letter-spacing="0.0016in" style:font-size-asian="12pt"/>
    </style:style>
    <style:style style:name="T83" style:family="text">
      <style:text-properties style:font-name="Noto Serif" fo:font-size="12pt" fo:letter-spacing="-0.0118in" style:font-size-asian="12pt"/>
    </style:style>
    <style:style style:name="T84" style:family="text">
      <style:text-properties style:font-name="Noto Serif" fo:font-size="12pt" fo:letter-spacing="-0.002in" style:font-size-asian="12pt"/>
    </style:style>
    <style:style style:name="T85" style:family="text">
      <style:text-properties style:font-name="Noto Serif" fo:font-size="12pt" fo:letter-spacing="-0.0138in" style:font-size-asian="12pt"/>
    </style:style>
    <style:style style:name="T86" style:family="text">
      <style:text-properties style:font-name="Noto Serif" fo:letter-spacing="-0.0063in"/>
    </style:style>
    <style:style style:name="T87" style:family="text">
      <style:text-properties style:font-name="Noto Serif" fo:letter-spacing="-0.0071in"/>
    </style:style>
    <style:style style:name="T88" style:family="text">
      <style:text-properties style:font-name="Noto Serif" fo:letter-spacing="-0.011in"/>
    </style:style>
    <style:style style:name="T89" style:family="text">
      <style:text-properties style:font-name="Noto Serif" fo:letter-spacing="-0.0075in"/>
    </style:style>
    <style:style style:name="T90" style:family="text">
      <style:text-properties style:font-name="Noto Serif" fo:letter-spacing="-0.002in"/>
    </style:style>
    <style:style style:name="T91" style:family="text">
      <style:text-properties style:font-name="Noto Serif" fo:letter-spacing="-0.0055in"/>
    </style:style>
    <style:style style:name="T92" style:family="text">
      <style:text-properties style:font-name="Noto Serif" fo:letter-spacing="-0.0055in" officeooo:rsid="0008487c"/>
    </style:style>
    <style:style style:name="T93" style:family="text">
      <style:text-properties style:font-name="Noto Serif" fo:letter-spacing="-0.0055in" officeooo:rsid="00091b3d"/>
    </style:style>
    <style:style style:name="T94" style:family="text">
      <style:text-properties style:font-name="Noto Serif" fo:letter-spacing="-0.0055in" officeooo:rsid="00093cbd"/>
    </style:style>
    <style:style style:name="T95" style:family="text">
      <style:text-properties style:font-name="Noto Serif" fo:letter-spacing="-0.0055in" officeooo:rsid="000b3635"/>
    </style:style>
    <style:style style:name="T96" style:family="text">
      <style:text-properties style:font-name="Noto Serif" fo:letter-spacing="-0.0055in" fo:font-weight="bold" style:font-weight-asian="bold" style:font-weight-complex="bold"/>
    </style:style>
    <style:style style:name="T97" style:family="text">
      <style:text-properties style:font-name="Noto Serif" fo:letter-spacing="-0.0098in"/>
    </style:style>
    <style:style style:name="T98" style:family="text">
      <style:text-properties style:font-name="Noto Serif" fo:letter-spacing="-0.0047in"/>
    </style:style>
    <style:style style:name="T99" style:family="text">
      <style:text-properties style:font-name="Noto Serif" fo:letter-spacing="-0.0091in"/>
    </style:style>
    <style:style style:name="T100" style:family="text">
      <style:text-properties style:font-name="Noto Serif" fo:letter-spacing="-0.0028in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6" text:outline-level="3">Department of Computer Science and Engineering Kalyani Government Engineering College,</text:h>
        <text:p text:style-name="P15"><text:span text:style-name="T1">Kalyani-741235</text:span></text:p>
        <text:p text:style-name="P93"/>
        <text:p text:style-name="P94">Dated: 10/05/2020</text:p>
        <text:p text:style-name="P18"/>
        <text:h text:style-name="P7" text:outline-level="4">Sub: Regarding Submission of records of Activities for Mandatory Additional Requirement (MAR) applicable for 8<text:span text:style-name="T3">th</text:span><text:span text:style-name="T6"> Sem, 2020 CSE students.</text:span></text:h>
        <text:p text:style-name="P16"/>
        <text:p text:style-name="P20"/>
        <text:p text:style-name="P21"><text:span text:style-name="T17">NOTICE</text:span></text:p>
        <text:p text:style-name="P22"/>
        <text:p text:style-name="P95">All students of 8<text:span text:style-name="T3">th</text:span><text:span text:style-name="T6"> Sem, CSE are hereby informed to submit records of MAR activities within </text:span><text:span text:style-name="T7">13</text:span><text:span text:style-name="T4">th</text:span><text:span text:style-name="T7"> May, 2020</text:span><text:span text:style-name="T8"> </text:span><text:span text:style-name="T6">in the </text:span><text:span text:style-name="T7">format as attached along with relevant self-attested certificates/documents </text:span><text:span text:style-name="T6">in soft copy to the e-mail address </text:span><text:a xlink:type="simple" xlink:href="mailto:mar.activities.kd@gmail.com" text:style-name="Standard" text:visited-style-name="Standard"><text:span text:style-name="T23">mar.activities.kd@gmail.com</text:span></text:a><text:span text:style-name="T23"> </text:span><text:span text:style-name="T6">for earning score of MAR as per the requirement of Maulana Abul Kalam Azad University of Technology, West Bengal (Notice: COE/MAKAUT/MAR/ 25/2019-20, dated: </text:span><text:span text:style-name="T9">12/02/2020 </text:span><text:span text:style-name="T6">). On basis of these records relevant MAR score after verification and checking will be submitted to the</text:span><text:span text:style-name="T10"> </text:span><text:span text:style-name="T6">University</text:span><text:span text:style-name="T11"> </text:span><text:span text:style-name="T6">for</text:span><text:span text:style-name="T12"> </text:span><text:span text:style-name="T6">the</text:span><text:span text:style-name="T12"> </text:span><text:span text:style-name="T6">7</text:span><text:span text:style-name="T3">th</text:span><text:span text:style-name="T12"> </text:span><text:span text:style-name="T6">and</text:span><text:span text:style-name="T11"> </text:span><text:span text:style-name="T6">8</text:span><text:span text:style-name="T3">th</text:span><text:span text:style-name="T13"> </text:span><text:span text:style-name="T6">Sem,</text:span><text:span text:style-name="T11"> </text:span><text:span text:style-name="T6">2020.</text:span><text:span text:style-name="T12"> </text:span><text:span text:style-name="T25">Please</text:span><text:span text:style-name="T26"> </text:span><text:span text:style-name="T25">take</text:span><text:span text:style-name="T27"> </text:span><text:span text:style-name="T25">note</text:span><text:span text:style-name="T26"> </text:span><text:span text:style-name="T25">that</text:span><text:span text:style-name="T27"> </text:span><text:span text:style-name="T25">scoring</text:span><text:span text:style-name="T28"> </text:span><text:span text:style-name="T25">of</text:span><text:span text:style-name="T29"> </text:span><text:span text:style-name="T25">minimum</text:span><text:span text:style-name="T26"> </text:span><text:span text:style-name="T25">25</text:span><text:span text:style-name="T29"> </text:span><text:span text:style-name="T25">points</text:span><text:span text:style-name="T30"> </text:span><text:span text:style-name="T25">is</text:span><text:span text:style-name="T28"> </text:span><text:span text:style-name="T25">a</text:span><text:span text:style-name="T26"> </text:span><text:span text:style-name="T25">must</text:span><text:span text:style-name="T31"> </text:span><text:span text:style-name="T25">or</text:span><text:span text:style-name="T29"> </text:span><text:span text:style-name="T25">else the final result may get withheld or</text:span><text:span text:style-name="T26"> </text:span><text:span text:style-name="T25">incomplete.</text:span></text:p>
        <text:p text:style-name="P27"/>
        <text:h text:style-name="P8" text:outline-level="4">Please read the following points carefully<text:span text:style-name="T32">:</text:span></text:h>
        <text:p text:style-name="P29"/>
        <text:list xml:id="list158792633" text:style-name="WWNum1">
          <text:list-item>
            <text:p text:style-name="P9"><text:span text:style-name="T19">It may be mentioned here that as per latest notice by the University regarding MAR( dated: 12.04.2019) a minimum of 25 points should be earned by students in the fourth year of their study or else their result will be in withheld or</text:span><text:span text:style-name="T20"> </text:span><text:span text:style-name="T19">incomplete.</text:span></text:p>
          </text:list-item>
        </text:list>
        <text:p text:style-name="P28"/>
        <text:list xml:id="list112654393807799" text:continue-numbering="true" text:style-name="WWNum1">
          <text:list-item>
            <text:p text:style-name="P10"><text:span text:style-name="T19">It is also notified that students can earn more than 25 points in a</text:span><text:span text:style-name="T21"> </text:span><text:span text:style-name="T19">year.</text:span></text:p>
          </text:list-item>
        </text:list>
        <text:p text:style-name="P30"/>
        <text:list xml:id="list112654537281940" text:continue-numbering="true" text:style-name="WWNum1">
          <text:list-item>
            <text:p text:style-name="P12"><text:span text:style-name="T19">As per previous notification regarding the </text:span><text:span text:style-name="T18">special MAR activities for lockdown </text:span><text:span text:style-name="T19">or COVID-19 period, you may submit the same also by make a tick it in the respective format, writing a line of name of the activity and attaching relevant self-attested certificate</text:span><text:span text:style-name="T22"> </text:span><text:span text:style-name="T19">/documents.</text:span></text:p>
          </text:list-item>
        </text:list>
        <text:p text:style-name="P31"/>
        <text:list xml:id="list112652936231360" text:continue-numbering="true" text:style-name="WWNum1">
          <text:list-item>
            <text:p text:style-name="P13"><text:span text:style-name="T19">It will be preferably if you make either a single pdf file with all form and supported documents and file name as (&lt;yourname-univ-roll-no.pdf) or a zip/rar file that includes the form and all document with file name as</text:span><text:span text:style-name="T22"> </text:span><text:span text:style-name="T19">(&lt;yourname-univ-roll-no.rar).</text:span></text:p>
          </text:list-item>
        </text:list>
        <text:p text:style-name="P31"/>
        <text:list xml:id="list112653867869817" text:continue-numbering="true" text:style-name="WWNum1">
          <text:list-item>
            <text:p text:style-name="P11"><text:span text:style-name="T19">Submit the same within 13</text:span><text:span text:style-name="T5">th</text:span><text:span text:style-name="T14"> May, 2020 at</text:span><text:span text:style-name="T15"> </text:span><text:a xlink:type="simple" xlink:href="mailto:mar.activities.kd@gmail.com" text:style-name="Standard" text:visited-style-name="Standard"><text:span text:style-name="T24">mar.activities.kd@gmail.com</text:span></text:a></text:p>
          </text:list-item>
        </text:list>
        <text:p text:style-name="P96"/>
        <text:p text:style-name="P97">Please feel free for any query either through e-mail <text:a xlink:type="simple" xlink:href="mailto:kousik.dasgupta@gmail.com" text:style-name="Standard" text:visited-style-name="Standard"><text:span text:style-name="T34">kousik.dasgupta@gmail.com</text:span></text:a><text:a xlink:type="simple" xlink:href="mailto:kousik.dasgupta@gmail.com" text:style-name="Standard" text:visited-style-name="Standard"><text:span text:style-name="T35"> </text:span></text:a>or talk at 9830040558.</text:p>
        <text:p text:style-name="P23"/>
        <text:p text:style-name="P99">No further request for extension of dates will be entertained.</text:p>
        <text:p text:style-name="P17"/>
        <text:p text:style-name="P19"/>
        <text:p text:style-name="P100">[Dr. KOUSIK DASGUPTA] and Prof. M.K.<text:span text:style-name="T36"> </text:span>Pakhira</text:p>
        <text:p text:style-name="P101">Dept. of <text:span text:style-name="T37">CSE</text:span> Co-ordainator MAR for 4<text:span text:style-name="T3">th</text:span><text:span text:style-name="T6"> Year</text:span><text:span text:style-name="T16"> </text:span><text:span text:style-name="T6">CSE</text:span></text:p>
        <text:p text:style-name="P32"/>
        <text:p text:style-name="P98">Copy<text:span text:style-name="T38"> </text:span>to:<text:tab/>1) H.O.D CSE for information and necessary<text:span text:style-name="T39"> </text:span>circulation</text:p>
        <text:p text:style-name="P102">3) CRs of 8<text:span text:style-name="T3">th</text:span><text:span text:style-name="T6"> Sem, CSE 2020</text:span></text:p>
      </text:section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3"/>
        <table:table-column table:style-name="Table1.K"/>
        <table:table-column table:style-name="Table1.F"/>
        <table:table-column table:style-name="Table1.G" table:number-columns-repeated="2"/>
        <table:table-column table:style-name="Table1.O"/>
        <table:table-column table:style-name="Table1.P"/>
        <table:table-row table:style-name="Table1.1">
          <table:table-cell table:style-name="Table1.A1" table:number-columns-spanned="9" office:value-type="string">
            <text:p text:style-name="P39"><text:span text:style-name="T40">College Code and Name: </text:span><text:span text:style-name="T42">Kalyani Government Engineering College, 1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ext:p text:style-name="P39"><text:span text:style-name="T40">Course: </text:span><text:span text:style-name="T42">BTech , Dept-Computer Science Engineer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8"><text:span text:style-name="T40">Student Name:</text:span><text:span text:style-name="T42"> AVIJIT AGARWAL</text:span></text:p>
          </table:table-cell>
          <table:covered-table-cell/>
          <table:covered-table-cell/>
          <table:table-cell table:style-name="Table1.A1" table:number-columns-spanned="6" office:value-type="string">
            <text:p text:style-name="P47"><text:span text:style-name="T40">University Roll No: </text:span><text:span text:style-name="T42">10200116057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ext:p text:style-name="P38"><text:span text:style-name="T40">Registration No: </text:span><text:span text:style-name="T42">1610201100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39"><text:span text:style-name="T40">Total number of Semesters: </text:span><text:span text:style-name="T42">8</text:span></text:p>
          </table:table-cell>
          <table:covered-table-cell/>
          <table:covered-table-cell/>
          <table:table-cell table:style-name="Table1.D3" table:number-rows-spanned="2" office:value-type="string">
            <text:p text:style-name="P50"><text:span text:style-name="T40">Points</text:span></text:p>
          </table:table-cell>
          <table:table-cell table:style-name="Table1.D3" table:number-rows-spanned="2" office:value-type="string">
            <text:p text:style-name="P53"><text:span text:style-name="T44">Max. Points Allowed</text:span></text:p>
          </table:table-cell>
          <table:table-cell table:style-name="Table1.A1" table:number-columns-spanned="11" office:value-type="string">
            <text:p text:style-name="P54"><text:span text:style-name="T40">Points Earn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0"><text:span text:style-name="T44">Sl No.</text:span></text:p>
          </table:table-cell>
          <table:table-cell table:style-name="Table1.A1" table:number-columns-spanned="2" office:value-type="string">
            <text:p text:style-name="P55"><text:span text:style-name="T40">Activity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9"><text:span text:style-name="T40">Sem1</text:span></text:p>
          </table:table-cell>
          <table:table-cell table:style-name="Table1.A1" office:value-type="string">
            <text:p text:style-name="P39"><text:span text:style-name="T40">Sem2</text:span></text:p>
          </table:table-cell>
          <table:table-cell table:style-name="Table1.A1" office:value-type="string">
            <text:p text:style-name="P56"><text:span text:style-name="T40">Sem3</text:span></text:p>
          </table:table-cell>
          <table:table-cell table:style-name="Table1.A1" office:value-type="string">
            <text:p text:style-name="P48"><text:span text:style-name="T40">Sem4</text:span></text:p>
          </table:table-cell>
          <table:table-cell table:style-name="Table1.A1" office:value-type="string">
            <text:p text:style-name="P39"><text:span text:style-name="T40">Sem5</text:span></text:p>
          </table:table-cell>
          <table:table-cell table:style-name="Table1.A1" office:value-type="string">
            <text:p text:style-name="P57"><text:span text:style-name="T40">Sem6</text:span></text:p>
          </table:table-cell>
          <table:table-cell table:style-name="Table1.A1" office:value-type="string">
            <text:p text:style-name="P57"><text:span text:style-name="T40">Sem7</text:span></text:p>
          </table:table-cell>
          <table:table-cell table:style-name="Table1.A1" office:value-type="string">
            <text:p text:style-name="P58"><text:span text:style-name="T40">Sem8</text:span></text:p>
          </table:table-cell>
          <table:table-cell table:style-name="Table1.A1" office:value-type="string">
            <text:p text:style-name="P51"><text:span text:style-name="T40">Sem9</text:span></text:p>
          </table:table-cell>
          <table:table-cell table:style-name="Table1.A1" office:value-type="string">
            <text:p text:style-name="P51"><text:span text:style-name="T40">Sem10</text:span></text:p>
          </table:table-cell>
          <table:table-cell table:style-name="Table1.A1" office:value-type="string">
            <text:p text:style-name="P59"><text:span text:style-name="T40">Total</text:span></text:p>
          </table:table-cell>
        </table:table-row>
        <table:table-row table:style-name="Table1.5">
          <table:table-cell table:style-name="Table1.A1" table:number-rows-spanned="5" office:value-type="string">
            <text:p text:style-name="P60"><text:span text:style-name="T41">1</text:span></text:p>
          </table:table-cell>
          <table:table-cell table:style-name="Table1.A1" table:number-columns-spanned="2" office:value-type="string">
            <text:p text:style-name="P39"><text:span text:style-name="T43">MOOCS (SWAYAM/NPTEL/Spoken Tutorial) per course</text:span></text:p>
          </table:table-cell>
          <table:covered-table-cell/>
          <table:table-cell table:style-name="Table1.A1" table:number-columns-spanned="12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4"/>
          </table:table-cell>
        </table:table-row>
        <table:table-row table:style-name="Table1.6">
          <table:covered-table-cell/>
          <table:table-cell table:style-name="Table1.A1" table:number-columns-spanned="2" office:value-type="string">
            <text:p text:style-name="P39"><text:span text:style-name="T40">For 12 weeks duration/40 Hours</text:span></text:p>
          </table:table-cell>
          <table:covered-table-cell/>
          <table:table-cell table:style-name="Table1.A1" office:value-type="string">
            <text:p text:style-name="P48"><text:span text:style-name="T40">20</text:span></text:p>
          </table:table-cell>
          <table:table-cell table:style-name="Table1.A1" table:number-rows-spanned="4" office:value-type="string">
            <text:p text:style-name="P34"/>
            <text:p text:style-name="P34"/>
            <text:p text:style-name="P34"/>
            <text:p text:style-name="P64"/>
            <text:p text:style-name="P65"><text:span text:style-name="T40">4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7">
          <table:covered-table-cell/>
          <table:table-cell table:style-name="Table1.A1" table:number-columns-spanned="2" office:value-type="string">
            <text:p text:style-name="P39"><text:span text:style-name="T40">For 8 weeks duration/30 Hours</text:span></text:p>
          </table:table-cell>
          <table:covered-table-cell/>
          <table:table-cell table:style-name="Table1.A1" office:value-type="string">
            <text:p text:style-name="P48"><text:span text:style-name="T40">16</text:span></text:p>
          </table:table-cell>
          <table:covered-table-cell/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8">
          <table:covered-table-cell/>
          <table:table-cell table:style-name="Table1.A1" table:number-columns-spanned="2" office:value-type="string">
            <text:p text:style-name="P39"><text:span text:style-name="T40">For 4 weeks duration/20 Hours</text:span></text:p>
          </table:table-cell>
          <table:covered-table-cell/>
          <table:table-cell table:style-name="Table1.A1" office:value-type="string">
            <text:p text:style-name="P48"><text:span text:style-name="T40">10</text:span></text:p>
          </table:table-cell>
          <table:covered-table-cell/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9">
          <table:covered-table-cell/>
          <table:table-cell table:style-name="Table1.A1" table:number-columns-spanned="2" office:value-type="string">
            <text:p text:style-name="P39"><text:span text:style-name="T40">For 2 weeks duration/10 Hours</text:span></text:p>
          </table:table-cell>
          <table:covered-table-cell/>
          <table:table-cell table:style-name="Table1.A1" office:value-type="string">
            <text:p text:style-name="P48"><text:span text:style-name="T41">5</text:span></text:p>
          </table:table-cell>
          <table:covered-table-cell/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1" table:number-rows-spanned="3" office:value-type="string">
            <text:p text:style-name="P60"><text:span text:style-name="T41">2</text:span></text:p>
          </table:table-cell>
          <table:table-cell table:style-name="Table1.A1" table:number-columns-spanned="2" office:value-type="string">
            <text:p text:style-name="P39"><text:span text:style-name="T43">Tech Fest/Fest/Teachers Day/Fresher’s Welcome</text:span></text:p>
          </table:table-cell>
          <table:covered-table-cell/>
          <table:table-cell table:style-name="Table1.A1" table:number-columns-spanned="12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4"/>
          </table:table-cell>
        </table:table-row>
        <table:table-row table:style-name="Table1.11">
          <table:covered-table-cell/>
          <table:table-cell table:style-name="Table1.A1" table:number-columns-spanned="2" office:value-type="string">
            <text:p text:style-name="P39"><text:span text:style-name="T40">Organizer</text:span></text:p>
          </table:table-cell>
          <table:covered-table-cell/>
          <table:table-cell table:style-name="Table1.A1" office:value-type="string">
            <text:p text:style-name="P48"><text:span text:style-name="T41">5</text:span></text:p>
          </table:table-cell>
          <table:table-cell table:style-name="Table1.A1" office:value-type="string">
            <text:p text:style-name="P48"><text:span text:style-name="T40">1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covered-table-cell/>
          <table:table-cell table:style-name="Table1.A1" table:number-columns-spanned="2" office:value-type="string">
            <text:p text:style-name="P38"><text:span text:style-name="T40">Participant</text:span></text:p>
          </table:table-cell>
          <table:covered-table-cell/>
          <table:table-cell table:style-name="Table1.A1" office:value-type="string">
            <text:p text:style-name="P47"><text:span text:style-name="T41">3</text:span></text:p>
          </table:table-cell>
          <table:table-cell table:style-name="Table1.A1" office:value-type="string">
            <text:p text:style-name="P47"><text:span text:style-name="T41">6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6">3+3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39"><text:span text:style-name="T41">3</text:span></text:p>
          </table:table-cell>
          <table:table-cell table:style-name="Table1.A1" table:number-columns-spanned="2" office:value-type="string">
            <text:p text:style-name="P39"><text:span text:style-name="T40">Rural Reporting</text:span></text:p>
          </table:table-cell>
          <table:covered-table-cell/>
          <table:table-cell table:style-name="Table1.A1" office:value-type="string">
            <text:p text:style-name="P48"><text:span text:style-name="T41">5</text:span></text:p>
          </table:table-cell>
          <table:table-cell table:style-name="Table1.A1" office:value-type="string">
            <text:p text:style-name="P48"><text:span text:style-name="T40">1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39"><text:span text:style-name="T41">4</text:span></text:p>
          </table:table-cell>
          <table:table-cell table:style-name="Table1.A1" table:number-columns-spanned="2" office:value-type="string">
            <text:p text:style-name="P39"><text:span text:style-name="T40">Tree Plantation and up keeping (per tree)</text:span></text:p>
          </table:table-cell>
          <table:covered-table-cell/>
          <table:table-cell table:style-name="Table1.A1" office:value-type="string">
            <text:p text:style-name="P48"><text:span text:style-name="T41">1</text:span></text:p>
          </table:table-cell>
          <table:table-cell table:style-name="Table1.A1" office:value-type="string">
            <text:p text:style-name="P48"><text:span text:style-name="T40">1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1" table:number-rows-spanned="3" office:value-type="string">
            <text:p text:style-name="P39"><text:span text:style-name="T41">5</text:span></text:p>
          </table:table-cell>
          <table:table-cell table:style-name="Table1.A1" table:number-columns-spanned="2" office:value-type="string">
            <text:p text:style-name="P39"><text:span text:style-name="T40">Participation in Relief Camps</text:span></text:p>
          </table:table-cell>
          <table:covered-table-cell/>
          <table:table-cell table:style-name="Table1.A1" table:number-columns-spanned="12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4"/>
          </table:table-cell>
        </table:table-row>
        <table:table-row table:style-name="Table1.16">
          <table:covered-table-cell/>
          <table:table-cell table:style-name="Table1.A1" office:value-type="string">
            <text:p text:style-name="P39"><text:span text:style-name="T40">a)</text:span></text:p>
          </table:table-cell>
          <table:table-cell table:style-name="Table1.A1" office:value-type="string">
            <text:p text:style-name="P39"><text:span text:style-name="T40">Collection of fund/ materials for the Relief Camp</text:span></text:p>
          </table:table-cell>
          <table:table-cell table:style-name="Table1.A1" office:value-type="string">
            <text:p text:style-name="P48"><text:span text:style-name="T41">5</text:span></text:p>
          </table:table-cell>
          <table:table-cell table:style-name="Table1.A1" table:number-rows-spanned="2" office:value-type="string">
            <text:p text:style-name="P34"/>
            <text:p text:style-name="P66"/>
            <text:p text:style-name="P49"><text:span text:style-name="T40">4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17">
          <table:covered-table-cell/>
          <table:table-cell table:style-name="Table1.A1" office:value-type="string">
            <text:p text:style-name="P39"><text:span text:style-name="T40">b)</text:span></text:p>
          </table:table-cell>
          <table:table-cell table:style-name="Table1.A1" office:value-type="string">
            <text:p text:style-name="P39"><text:span text:style-name="T40">To be a part of the Relief Work Team</text:span></text:p>
          </table:table-cell>
          <table:table-cell table:style-name="Table1.A1" office:value-type="string">
            <text:p text:style-name="P48"><text:span text:style-name="T40">20</text:span></text:p>
          </table:table-cell>
          <table:covered-table-cell/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18">
          <table:table-cell table:style-name="Table1.A1" office:value-type="string">
            <text:p text:style-name="P39"><text:span text:style-name="T41">6</text:span></text:p>
          </table:table-cell>
          <table:table-cell table:style-name="Table1.A1" table:number-columns-spanned="2" office:value-type="string">
            <text:p text:style-name="P39"><text:span text:style-name="T40">Participation in Debate/Group Discussion/ Tech quiz /Quiz</text:span></text:p>
          </table:table-cell>
          <table:covered-table-cell/>
          <table:table-cell table:style-name="Table1.A1" office:value-type="string">
            <text:p text:style-name="P48"><text:span text:style-name="T40">10</text:span></text:p>
          </table:table-cell>
          <table:table-cell table:style-name="Table1.A1" office:value-type="string">
            <text:p text:style-name="P48"><text:span text:style-name="T40">20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 table:number-columns-repeated="2"/>
        <table:table-column table:style-name="Table2.F"/>
        <table:table-column table:style-name="Table2.I"/>
        <table:table-column table:style-name="Table2.F"/>
        <table:table-column table:style-name="Table2.G"/>
        <table:table-column table:style-name="Table2.O"/>
        <table:table-column table:style-name="Table2.P"/>
        <table:table-row table:style-name="Table2.1">
          <table:table-cell table:style-name="Table2.A1" table:number-columns-spanned="3" office:value-type="string">
            <text:p text:style-name="P39"><text:span text:style-name="T40">Total number of Semesters:</text:span></text:p>
          </table:table-cell>
          <table:covered-table-cell/>
          <table:covered-table-cell/>
          <table:table-cell table:style-name="Table2.D1" table:number-rows-spanned="2" office:value-type="string">
            <text:p text:style-name="P50"><text:span text:style-name="T40">Points</text:span></text:p>
          </table:table-cell>
          <table:table-cell table:style-name="Table2.D1" table:number-rows-spanned="2" office:value-type="string">
            <text:p text:style-name="P67"><text:span text:style-name="T40">Max. Points</text:span></text:p>
            <text:p text:style-name="P52"><text:span text:style-name="T40">Allowed</text:span></text:p>
          </table:table-cell>
          <table:table-cell table:style-name="Table2.A1" table:number-columns-spanned="11" office:value-type="string">
            <text:p text:style-name="P68"><text:span text:style-name="T40">Points Earn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38"><text:span text:style-name="T40">Sl No.</text:span></text:p>
          </table:table-cell>
          <table:table-cell table:style-name="Table2.A1" table:number-columns-spanned="2" office:value-type="string">
            <text:p text:style-name="P69"><text:span text:style-name="T40">Activity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47"><text:span text:style-name="T40">Sem1</text:span></text:p>
          </table:table-cell>
          <table:table-cell table:style-name="Table2.A1" office:value-type="string">
            <text:p text:style-name="P47"><text:span text:style-name="T40">Sem2</text:span></text:p>
          </table:table-cell>
          <table:table-cell table:style-name="Table2.A1" office:value-type="string">
            <text:p text:style-name="P47"><text:span text:style-name="T40">Sem3</text:span></text:p>
          </table:table-cell>
          <table:table-cell table:style-name="Table2.A1" office:value-type="string">
            <text:p text:style-name="P70"><text:span text:style-name="T40">Sem4</text:span></text:p>
          </table:table-cell>
          <table:table-cell table:style-name="Table2.A1" office:value-type="string">
            <text:p text:style-name="P70"><text:span text:style-name="T40">Sem5</text:span></text:p>
          </table:table-cell>
          <table:table-cell table:style-name="Table2.A1" office:value-type="string">
            <text:p text:style-name="P71"><text:span text:style-name="T40">Sem6</text:span></text:p>
          </table:table-cell>
          <table:table-cell table:style-name="Table2.A1" office:value-type="string">
            <text:p text:style-name="P71"><text:span text:style-name="T40">Sem7</text:span></text:p>
          </table:table-cell>
          <table:table-cell table:style-name="Table2.A1" office:value-type="string">
            <text:p text:style-name="P72"><text:span text:style-name="T40">Sem8</text:span></text:p>
          </table:table-cell>
          <table:table-cell table:style-name="Table2.A1" office:value-type="string">
            <text:p text:style-name="P72"><text:span text:style-name="T40">Sem9</text:span></text:p>
          </table:table-cell>
          <table:table-cell table:style-name="Table2.A1" office:value-type="string">
            <text:p text:style-name="P72"><text:span text:style-name="T40">Sem10</text:span></text:p>
          </table:table-cell>
          <table:table-cell table:style-name="Table2.A1" office:value-type="string">
            <text:p text:style-name="P73"><text:span text:style-name="T40">Total</text:span></text:p>
          </table:table-cell>
        </table:table-row>
        <table:table-row table:style-name="Table2.3">
          <table:table-cell table:style-name="Table2.A1" table:number-rows-spanned="3" office:value-type="string">
            <text:p text:style-name="P39"><text:span text:style-name="T41">7</text:span></text:p>
          </table:table-cell>
          <table:table-cell table:style-name="Table2.A1" table:number-columns-spanned="2" office:value-type="string">
            <text:p text:style-name="P38"><text:span text:style-name="T43">Publication of Wall magazine in institutional level (magazine/article/internet)</text:span></text:p>
          </table:table-cell>
          <table:covered-table-cell/>
          <table:table-cell table:style-name="Table2.A1" table:number-columns-spanned="12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table:number-columns-spanned="2" office:value-type="string">
            <text:p text:style-name="P39"><text:span text:style-name="T40">Editor</text:span></text:p>
          </table:table-cell>
          <table:covered-table-cell/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5">
          <table:covered-table-cell/>
          <table:table-cell table:style-name="Table2.A1" table:number-columns-spanned="2" office:value-type="string">
            <text:p text:style-name="P39"><text:span text:style-name="T40">Writer</text:span></text:p>
          </table:table-cell>
          <table:covered-table-cell/>
          <table:table-cell table:style-name="Table2.A1" office:value-type="string">
            <text:p text:style-name="P48"><text:span text:style-name="T41">6</text:span></text:p>
          </table:table-cell>
          <table:table-cell table:style-name="Table2.A1" office:value-type="string">
            <text:p text:style-name="P48"><text:span text:style-name="T40">12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8"><text:span text:style-name="T41">8</text:span></text:p>
          </table:table-cell>
          <table:table-cell table:style-name="Table2.A1" table:number-columns-spanned="2" office:value-type="string">
            <text:p text:style-name="P38"><text:span text:style-name="T40">Publication in News Paper, Magazine &amp; Blogs</text:span></text:p>
          </table:table-cell>
          <table:covered-table-cell/>
          <table:table-cell table:style-name="Table2.A1" office:value-type="string">
            <text:p text:style-name="P47"><text:span text:style-name="T40">10</text:span></text:p>
          </table:table-cell>
          <table:table-cell table:style-name="Table2.A1" office:value-type="string">
            <text:p text:style-name="P47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9"><text:span text:style-name="T41">9</text:span></text:p>
          </table:table-cell>
          <table:table-cell table:style-name="Table2.A1" table:number-columns-spanned="2" office:value-type="string">
            <text:p text:style-name="P39"><text:span text:style-name="T40">Research Publication (per publication)</text:span></text:p>
          </table:table-cell>
          <table:covered-table-cell/>
          <table:table-cell table:style-name="Table2.A1" office:value-type="string">
            <text:p text:style-name="P48"><text:span text:style-name="T40">15</text:span></text:p>
          </table:table-cell>
          <table:table-cell table:style-name="Table2.A1" office:value-type="string">
            <text:p text:style-name="P48"><text:span text:style-name="T40">3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9"><text:span text:style-name="T40">10</text:span></text:p>
          </table:table-cell>
          <table:table-cell table:style-name="Table2.A1" table:number-columns-spanned="2" office:value-type="string">
            <text:p text:style-name="P39"><text:span text:style-name="T40">Innovative Projects (other than course curriculum)</text:span></text:p>
          </table:table-cell>
          <table:covered-table-cell/>
          <table:table-cell table:style-name="Table2.A1" office:value-type="string">
            <text:p text:style-name="P48"><text:span text:style-name="T40">30</text:span></text:p>
          </table:table-cell>
          <table:table-cell table:style-name="Table2.A1" office:value-type="string">
            <text:p text:style-name="P48"><text:span text:style-name="T40">6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table:number-rows-spanned="2" office:value-type="string">
            <text:p text:style-name="P39"><text:span text:style-name="T40">11</text:span></text:p>
          </table:table-cell>
          <table:table-cell table:style-name="Table2.A1" table:number-columns-spanned="2" office:value-type="string">
            <text:p text:style-name="P39"><text:span text:style-name="T40">Blood donation</text:span></text:p>
          </table:table-cell>
          <table:covered-table-cell/>
          <table:table-cell table:style-name="Table2.A1" office:value-type="string">
            <text:p text:style-name="P48"><text:span text:style-name="T41">8</text:span></text:p>
          </table:table-cell>
          <table:table-cell table:style-name="Table2.A1" office:value-type="string">
            <text:p text:style-name="P48"><text:span text:style-name="T40">16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table:number-columns-spanned="2" office:value-type="string">
            <text:p text:style-name="P39"><text:span text:style-name="T40">Blood donation camp Organization</text:span></text:p>
          </table:table-cell>
          <table:covered-table-cell/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1">
          <table:table-cell table:style-name="Table2.A1" table:number-rows-spanned="6" office:value-type="string">
            <text:p text:style-name="P39"><text:span text:style-name="T40">12</text:span></text:p>
          </table:table-cell>
          <table:table-cell table:style-name="Table2.A1" table:number-columns-spanned="2" office:value-type="string">
            <text:p text:style-name="P41"><text:span text:style-name="T49">Participation in Sports/Games</text:span></text:p>
          </table:table-cell>
          <table:covered-table-cell/>
          <table:table-cell table:style-name="Table2.A1" table:number-columns-spanned="12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office:value-type="string">
            <text:p text:style-name="P38"><text:span text:style-name="T40">a)</text:span></text:p>
          </table:table-cell>
          <table:table-cell table:style-name="Table2.A1" office:value-type="string">
            <text:p text:style-name="P38"><text:span text:style-name="T40">College level</text:span></text:p>
          </table:table-cell>
          <table:table-cell table:style-name="Table2.A1" office:value-type="string">
            <text:p text:style-name="P47"><text:span text:style-name="T41">5</text:span></text:p>
          </table:table-cell>
          <table:table-cell table:style-name="Table2.A1" office:value-type="string">
            <text:p text:style-name="P47"><text:span text:style-name="T40">1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office:value-type="string">
            <text:p text:style-name="P39"><text:span text:style-name="T40">b)</text:span></text:p>
          </table:table-cell>
          <table:table-cell table:style-name="Table2.A1" office:value-type="string">
            <text:p text:style-name="P39"><text:span text:style-name="T40">University Level</text:span></text:p>
          </table:table-cell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office:value-type="string">
            <text:p text:style-name="P39"><text:span text:style-name="T40">c)</text:span></text:p>
          </table:table-cell>
          <table:table-cell table:style-name="Table2.A1" office:value-type="string">
            <text:p text:style-name="P39"><text:span text:style-name="T40">District Level</text:span></text:p>
          </table:table-cell>
          <table:table-cell table:style-name="Table2.A1" office:value-type="string">
            <text:p text:style-name="P48"><text:span text:style-name="T40">12</text:span></text:p>
          </table:table-cell>
          <table:table-cell table:style-name="Table2.A1" office:value-type="string">
            <text:p text:style-name="P48"><text:span text:style-name="T40">24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covered-table-cell/>
          <table:table-cell table:style-name="Table2.A1" office:value-type="string">
            <text:p text:style-name="P39"><text:span text:style-name="T40">d)</text:span></text:p>
          </table:table-cell>
          <table:table-cell table:style-name="Table2.A1" office:value-type="string">
            <text:p text:style-name="P39"><text:span text:style-name="T40">State Level</text:span></text:p>
          </table:table-cell>
          <table:table-cell table:style-name="Table2.A1" office:value-type="string">
            <text:p text:style-name="P48"><text:span text:style-name="T40">15</text:span></text:p>
          </table:table-cell>
          <table:table-cell table:style-name="Table2.A1" office:value-type="string">
            <text:p text:style-name="P48"><text:span text:style-name="T40">3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5">
          <table:covered-table-cell/>
          <table:table-cell table:style-name="Table2.A1" office:value-type="string">
            <text:p text:style-name="P39"><text:span text:style-name="T40">e)</text:span></text:p>
          </table:table-cell>
          <table:table-cell table:style-name="Table2.A1" office:value-type="string">
            <text:p text:style-name="P39"><text:span text:style-name="T40">National/International Level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6">2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8"><text:span text:style-name="T40">13</text:span></text:p>
          </table:table-cell>
          <table:table-cell table:style-name="Table2.A1" table:number-columns-spanned="2" office:value-type="string">
            <text:p text:style-name="P74"><text:span text:style-name="T40">Cultural Programme (Dance, Drama, Elocution, Music etc.)</text:span></text:p>
          </table:table-cell>
          <table:covered-table-cell/>
          <table:table-cell table:style-name="Table2.A1" office:value-type="string">
            <text:p text:style-name="P47"><text:span text:style-name="T40">10</text:span></text:p>
          </table:table-cell>
          <table:table-cell table:style-name="Table2.A1" office:value-type="string">
            <text:p text:style-name="P47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9"><text:span text:style-name="T40">14</text:span></text:p>
          </table:table-cell>
          <table:table-cell table:style-name="Table2.A1" table:number-columns-spanned="2" office:value-type="string">
            <text:p text:style-name="P39"><text:span text:style-name="T40">Member of Professional Society</text:span></text:p>
          </table:table-cell>
          <table:covered-table-cell/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9"><text:span text:style-name="T40">15</text:span></text:p>
          </table:table-cell>
          <table:table-cell table:style-name="Table2.A1" table:number-columns-spanned="2" office:value-type="string">
            <text:p text:style-name="P39"><text:span text:style-name="T40">Student Chapter</text:span></text:p>
          </table:table-cell>
          <table:covered-table-cell/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39"><text:span text:style-name="T40">16</text:span></text:p>
          </table:table-cell>
          <table:table-cell table:style-name="Table2.A1" table:number-columns-spanned="2" office:value-type="string">
            <text:p text:style-name="P39"><text:span text:style-name="T40">Relevant Industry Visit &amp; Report</text:span></text:p>
          </table:table-cell>
          <table:covered-table-cell/>
          <table:table-cell table:style-name="Table2.A1" office:value-type="string">
            <text:p text:style-name="P48"><text:span text:style-name="T40">10</text:span></text:p>
          </table:table-cell>
          <table:table-cell table:style-name="Table2.A1" office:value-type="string">
            <text:p text:style-name="P48"><text:span text:style-name="T40">20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F"/>
        <table:table-column table:style-name="Table3.I" table:number-columns-repeated="2"/>
        <table:table-column table:style-name="Table3.F"/>
        <table:table-column table:style-name="Table3.I"/>
        <table:table-column table:style-name="Table3.F"/>
        <table:table-column table:style-name="Table3.G"/>
        <table:table-column table:style-name="Table3.O"/>
        <table:table-column table:style-name="Table3.P"/>
        <table:table-row table:style-name="Table3.1">
          <table:table-cell table:style-name="Table3.A1" table:number-columns-spanned="3" office:value-type="string">
            <text:p text:style-name="P39"><text:span text:style-name="T40">Total number of Semesters:</text:span></text:p>
          </table:table-cell>
          <table:covered-table-cell/>
          <table:covered-table-cell/>
          <table:table-cell table:style-name="Table3.D1" table:number-rows-spanned="2" office:value-type="string">
            <text:p text:style-name="P50"><text:span text:style-name="T40">Points</text:span></text:p>
          </table:table-cell>
          <table:table-cell table:style-name="Table3.D1" table:number-rows-spanned="2" office:value-type="string">
            <text:p text:style-name="P67"><text:span text:style-name="T40">Max. Points</text:span></text:p>
            <text:p text:style-name="P52"><text:span text:style-name="T40">Allowed</text:span></text:p>
          </table:table-cell>
          <table:table-cell table:style-name="Table3.A1" table:number-columns-spanned="11" office:value-type="string">
            <text:p text:style-name="P68"><text:span text:style-name="T40">Points Earn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38"><text:span text:style-name="T40">Sl No.</text:span></text:p>
          </table:table-cell>
          <table:table-cell table:style-name="Table3.A1" table:number-columns-spanned="2" office:value-type="string">
            <text:p text:style-name="P69"><text:span text:style-name="T40">Activity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P47"><text:span text:style-name="T40">Sem1</text:span></text:p>
          </table:table-cell>
          <table:table-cell table:style-name="Table3.A1" office:value-type="string">
            <text:p text:style-name="P47"><text:span text:style-name="T40">Sem2</text:span></text:p>
          </table:table-cell>
          <table:table-cell table:style-name="Table3.A1" office:value-type="string">
            <text:p text:style-name="P47"><text:span text:style-name="T40">Sem3</text:span></text:p>
          </table:table-cell>
          <table:table-cell table:style-name="Table3.A1" office:value-type="string">
            <text:p text:style-name="P70"><text:span text:style-name="T40">Sem4</text:span></text:p>
          </table:table-cell>
          <table:table-cell table:style-name="Table3.A1" office:value-type="string">
            <text:p text:style-name="P70"><text:span text:style-name="T40">Sem5</text:span></text:p>
          </table:table-cell>
          <table:table-cell table:style-name="Table3.A1" office:value-type="string">
            <text:p text:style-name="P71"><text:span text:style-name="T40">Sem6</text:span></text:p>
          </table:table-cell>
          <table:table-cell table:style-name="Table3.A1" office:value-type="string">
            <text:p text:style-name="P71"><text:span text:style-name="T40">Sem7</text:span></text:p>
          </table:table-cell>
          <table:table-cell table:style-name="Table3.A1" office:value-type="string">
            <text:p text:style-name="P72"><text:span text:style-name="T40">Sem8</text:span></text:p>
          </table:table-cell>
          <table:table-cell table:style-name="Table3.A1" office:value-type="string">
            <text:p text:style-name="P72"><text:span text:style-name="T40">Sem9</text:span></text:p>
          </table:table-cell>
          <table:table-cell table:style-name="Table3.A1" office:value-type="string">
            <text:p text:style-name="P72"><text:span text:style-name="T40">Sem10</text:span></text:p>
          </table:table-cell>
          <table:table-cell table:style-name="Table3.A1" office:value-type="string">
            <text:p text:style-name="P73"><text:span text:style-name="T40">Total</text:span></text:p>
          </table:table-cell>
        </table:table-row>
        <table:table-row table:style-name="Table3.3">
          <table:table-cell table:style-name="Table3.A1" office:value-type="string">
            <text:p text:style-name="P39"><text:span text:style-name="T40">17</text:span></text:p>
          </table:table-cell>
          <table:table-cell table:style-name="Table3.A1" table:number-columns-spanned="2" office:value-type="string">
            <text:p text:style-name="P38"><text:span text:style-name="T44">Photography activities in different Club(Photography club, Cine Club, Gitisansad)</text:span></text:p>
          </table:table-cell>
          <table:covered-table-cell/>
          <table:table-cell table:style-name="Table3.A1" office:value-type="string">
            <text:p text:style-name="P48"><text:span text:style-name="T41">5</text:span></text:p>
          </table:table-cell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39"><text:span text:style-name="T40">18</text:span></text:p>
          </table:table-cell>
          <table:table-cell table:style-name="Table3.A1" table:number-columns-spanned="2" office:value-type="string">
            <text:p text:style-name="P39"><text:span text:style-name="T40">Participation in Yoga Camp (Certificate to be submitted)</text:span></text:p>
          </table:table-cell>
          <table:covered-table-cell/>
          <table:table-cell table:style-name="Table3.A1" office:value-type="string">
            <text:p text:style-name="P48"><text:span text:style-name="T41">5</text:span></text:p>
          </table:table-cell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39"><text:span text:style-name="T40">19</text:span></text:p>
          </table:table-cell>
          <table:table-cell table:style-name="Table3.A1" table:number-columns-spanned="2" office:value-type="string">
            <text:p text:style-name="P39"><text:span text:style-name="T40">Community Service &amp; Allied Activities</text:span></text:p>
          </table:table-cell>
          <table:covered-table-cell/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48"><text:span text:style-name="T40">2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39"><text:span text:style-name="T40">20</text:span></text:p>
          </table:table-cell>
          <table:table-cell table:style-name="Table3.A1" table:number-columns-spanned="2" office:value-type="string">
            <text:p text:style-name="P39"><text:span text:style-name="T40">Adventure Sports with Certification</text:span></text:p>
          </table:table-cell>
          <table:covered-table-cell/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48"><text:span text:style-name="T40">2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38"><text:span text:style-name="T40">21</text:span></text:p>
          </table:table-cell>
          <table:table-cell table:style-name="Table3.A1" table:number-columns-spanned="2" office:value-type="string">
            <text:p text:style-name="P38"><text:span text:style-name="T40">Training to under privileged / Differently Abled</text:span></text:p>
          </table:table-cell>
          <table:covered-table-cell/>
          <table:table-cell table:style-name="Table3.A1" office:value-type="string">
            <text:p text:style-name="P47"><text:span text:style-name="T40">15</text:span></text:p>
          </table:table-cell>
          <table:table-cell table:style-name="Table3.A1" office:value-type="string">
            <text:p text:style-name="P47"><text:span text:style-name="T40">3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table:number-rows-spanned="6" office:value-type="string">
            <text:p text:style-name="P39"><text:span text:style-name="T40">22</text:span></text:p>
          </table:table-cell>
          <table:table-cell table:style-name="Table3.A1" table:number-columns-spanned="2" office:value-type="string">
            <text:p text:style-name="P39"><text:span text:style-name="T40">Self-Entrepreneurship Programme</text:span></text:p>
          </table:table-cell>
          <table:covered-table-cell/>
          <table:table-cell table:style-name="Table3.A1" table:number-columns-spanned="2" office:value-type="string">
            <text:p text:style-name="P34"/>
          </table:table-cell>
          <table:covered-table-cell/>
          <table:table-cell table:style-name="Table3.A1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</table:table-row>
        <table:table-row table:style-name="Table3.2">
          <table:covered-table-cell/>
          <table:table-cell table:style-name="Table3.A1" office:value-type="string">
            <text:p text:style-name="P39"><text:span text:style-name="T40">a)</text:span></text:p>
          </table:table-cell>
          <table:table-cell table:style-name="Table3.A1" office:value-type="string">
            <text:p text:style-name="P42"><text:span text:style-name="T40">To organise entrepreneurship programmes and workshops</text:span></text:p>
          </table:table-cell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48"><text:span text:style-name="T40">2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covered-table-cell/>
          <table:table-cell table:style-name="Table3.A1" office:value-type="string">
            <text:p text:style-name="P39"><text:span text:style-name="T40">b)</text:span></text:p>
          </table:table-cell>
          <table:table-cell table:style-name="Table3.A1" office:value-type="string">
            <text:p text:style-name="P42"><text:span text:style-name="T40">To take part in entrepreneurship workshop and get certificate</text:span></text:p>
          </table:table-cell>
          <table:table-cell table:style-name="Table3.A1" office:value-type="string">
            <text:p text:style-name="P48"><text:span text:style-name="T41">5</text:span></text:p>
          </table:table-cell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covered-table-cell/>
          <table:table-cell table:style-name="Table3.A1" office:value-type="string">
            <text:p text:style-name="P39"><text:span text:style-name="T40">c)</text:span></text:p>
          </table:table-cell>
          <table:table-cell table:style-name="Table3.A1" office:value-type="string">
            <text:p text:style-name="P39"><text:span text:style-name="T40">Video film making on entrepreneurship</text:span></text:p>
          </table:table-cell>
          <table:table-cell table:style-name="Table3.A1" office:value-type="string">
            <text:p text:style-name="P48"><text:span text:style-name="T40">10</text:span></text:p>
          </table:table-cell>
          <table:table-cell table:style-name="Table3.A1" office:value-type="string">
            <text:p text:style-name="P48"><text:span text:style-name="T40">2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covered-table-cell/>
          <table:table-cell table:style-name="Table3.A1" office:value-type="string">
            <text:p text:style-name="P38"><text:span text:style-name="T40">d)</text:span></text:p>
          </table:table-cell>
          <table:table-cell table:style-name="Table3.A1" office:value-type="string">
            <text:p text:style-name="P38"><text:span text:style-name="T40">Submit business plan on any project</text:span></text:p>
          </table:table-cell>
          <table:table-cell table:style-name="Table3.A1" office:value-type="string">
            <text:p text:style-name="P47"><text:span text:style-name="T40">10</text:span></text:p>
          </table:table-cell>
          <table:table-cell table:style-name="Table3.A1" office:value-type="string">
            <text:p text:style-name="P47"><text:span text:style-name="T40">2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covered-table-cell/>
          <table:table-cell table:style-name="Table3.A1" office:value-type="string">
            <text:p text:style-name="P39"><text:span text:style-name="T40">e)</text:span></text:p>
          </table:table-cell>
          <table:table-cell table:style-name="Table3.A1" office:value-type="string">
            <text:p text:style-name="P39"><text:span text:style-name="T40">To work for start-up/as entrepreneur</text:span></text:p>
          </table:table-cell>
          <table:table-cell table:style-name="Table3.A1" office:value-type="string">
            <text:p text:style-name="P48"><text:span text:style-name="T40">20</text:span></text:p>
          </table:table-cell>
          <table:table-cell table:style-name="Table3.A1" office:value-type="string">
            <text:p text:style-name="P48"><text:span text:style-name="T40">40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table:number-columns-spanned="5" office:value-type="string">
            <text:p text:style-name="P75"><text:span text:style-name="T40">Total Points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>40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table:number-columns-spanned="5" office:value-type="string">
            <text:p text:style-name="P76"><text:span text:style-name="T40">Signature of Mentor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table:number-columns-spanned="5" office:value-type="string">
            <text:p text:style-name="P77"><text:span text:style-name="T40">Signature of HOD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table-cell table:style-name="Table3.A1" table:number-columns-spanned="16" office:value-type="string">
            <text:p text:style-name="P39"><text:span text:style-name="T40">*Please abide strictly to the Notes at the end of the Notice of MAKAUT,WB regarding Mandatory Additional Requirement for earning UG Degre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16" office:value-type="string">
            <text:p text:style-name="P38"><text:span text:style-name="T40">*Activity Points are to be uploaded in the given format in the specific MAR portal of the University, the link for which will be provided shortl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16" office:value-type="string">
            <text:p text:style-name="P39"><text:span text:style-name="T40">*If any student performs activities outside the list enclosed, then he/she can do so with prior approval of the Universit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" text:outline-level="2"><text:span text:style-name="T50">Special activities of</text:span></text:h>
      <text:p text:style-name="P33"><text:span text:style-name="T54">Mandatory Additional Requirements </text:span><text:span text:style-name="T55">(</text:span><text:span text:style-name="T56">MAR</text:span><text:span text:style-name="T55">)</text:span><text:span text:style-name="T57"> </text:span><text:span text:style-name="T58">during </text:span><text:span text:style-name="T59">Lockdown </text:span><text:span text:style-name="T53">period </text:span><text:span text:style-name="T60">at </text:span><text:span text:style-name="T61">MAKAUT </text:span><text:span text:style-name="T62">WB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8"><text:span text:style-name="T64">Sl </text:span><text:span text:style-name="T65">No</text:span></text:p>
          </table:table-cell>
          <table:table-cell table:style-name="Table4.A1" office:value-type="string">
            <text:p text:style-name="P79"/>
            <text:p text:style-name="P80"><text:span text:style-name="T64">Activities</text:span></text:p>
          </table:table-cell>
          <table:table-cell table:style-name="Table4.A1" office:value-type="string">
            <text:p text:style-name="P81"><text:span text:style-name="T64">MAR</text:span></text:p>
            <text:p text:style-name="P82"><text:span text:style-name="T64">points</text:span></text:p>
          </table:table-cell>
          <table:table-cell table:style-name="Table4.A1" office:value-type="string">
            <text:p text:style-name="P83"><text:span text:style-name="T64">Max</text:span></text:p>
            <text:p text:style-name="P84"><text:span text:style-name="T66">points </text:span><text:span text:style-name="T68">admissible</text:span></text:p>
          </table:table-cell>
        </table:table-row>
        <table:table-row table:style-name="Table4.1">
          <table:table-cell table:style-name="Table4.A1" office:value-type="string">
            <text:p text:style-name="P43"><text:span text:style-name="T71">1</text:span></text:p>
          </table:table-cell>
          <table:table-cell table:style-name="Table4.A1" office:value-type="string">
            <text:p text:style-name="P44"><text:span text:style-name="T70">Theme Photography (photographs to be taken inside</text:span></text:p>
            <text:p text:style-name="P85"><text:span text:style-name="T72">home, </text:span><text:span text:style-name="T73">by </text:span><text:span text:style-name="T74">selecting </text:span><text:span text:style-name="T70">a </text:span><text:span text:style-name="T75">particular </text:span><text:span text:style-name="T69">theme) </text:span><text:span text:style-name="T70">&amp; </text:span><text:span text:style-name="T76">publishing </text:span><text:span text:style-name="T77">online</text:span></text:p>
          </table:table-cell>
          <table:table-cell table:style-name="Table4.A1" office:value-type="string">
            <text:p text:style-name="P79"/>
            <text:p text:style-name="P86"><text:span text:style-name="T71">3</text:span></text:p>
          </table:table-cell>
          <table:table-cell table:style-name="Table4.A1" office:value-type="string">
            <text:p text:style-name="P79"/>
            <text:p text:style-name="P61"><text:span text:style-name="T71">6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1">2</text:span></text:p>
          </table:table-cell>
          <table:table-cell table:style-name="Table4.A1" office:value-type="string">
            <text:p text:style-name="P44"><text:span text:style-name="T72">Video </text:span><text:span text:style-name="T75">Film </text:span><text:span text:style-name="T76">Making </text:span><text:span text:style-name="T78">inside </text:span><text:span text:style-name="T74">house </text:span><text:span text:style-name="T78">using </text:span><text:span text:style-name="T75">mobile phone </text:span><text:span text:style-name="T70">&amp;</text:span></text:p>
            <text:p text:style-name="P45"><text:span text:style-name="T70">publishing online</text:span></text:p>
          </table:table-cell>
          <table:table-cell table:style-name="Table4.A1" office:value-type="string">
            <text:p text:style-name="P88"><text:span text:style-name="T71">5</text:span></text:p>
          </table:table-cell>
          <table:table-cell table:style-name="Table4.A1" office:value-type="string">
            <text:p text:style-name="P89"><text:span text:style-name="T70">10</text:span></text:p>
          </table:table-cell>
        </table:table-row>
        <table:table-row table:style-name="Table4.4">
          <table:table-cell table:style-name="Table4.A1" office:value-type="string">
            <text:p text:style-name="P43"><text:span text:style-name="T71">3</text:span></text:p>
          </table:table-cell>
          <table:table-cell table:style-name="Table4.A1" office:value-type="string">
            <text:p text:style-name="P43"><text:span text:style-name="T70">Writing of poetry, story, blog &amp; publishing online</text:span></text:p>
          </table:table-cell>
          <table:table-cell table:style-name="Table4.A1" office:value-type="string">
            <text:p text:style-name="P87"><text:span text:style-name="T71">4</text:span></text:p>
          </table:table-cell>
          <table:table-cell table:style-name="Table4.A1" office:value-type="string">
            <text:p text:style-name="P62"><text:span text:style-name="T71">8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1">4</text:span></text:p>
          </table:table-cell>
          <table:table-cell table:style-name="Table4.A1" office:value-type="string">
            <text:p text:style-name="P44"><text:span text:style-name="T77">Reviewing </text:span><text:span text:style-name="T70">of </text:span><text:span text:style-name="T79">story </text:span><text:span text:style-name="T80">books, </text:span><text:span text:style-name="T69">novels, </text:span><text:span text:style-name="T73">films, </text:span><text:span text:style-name="T72">documentaries,</text:span></text:p>
            <text:p text:style-name="P45"><text:span text:style-name="T70">YouTube videos</text:span></text:p>
          </table:table-cell>
          <table:table-cell table:style-name="Table4.A1" office:value-type="string">
            <text:p text:style-name="P88"><text:span text:style-name="T71">4</text:span></text:p>
          </table:table-cell>
          <table:table-cell table:style-name="Table4.A1" office:value-type="string">
            <text:p text:style-name="P63"><text:span text:style-name="T71">8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1">5</text:span></text:p>
          </table:table-cell>
          <table:table-cell table:style-name="Table4.A1" office:value-type="string">
            <text:p text:style-name="P44"><text:span text:style-name="T70">Cooking recipes and/ orcooking (with video</text:span></text:p>
            <text:p text:style-name="P45"><text:span text:style-name="T70">documentation)</text:span></text:p>
          </table:table-cell>
          <table:table-cell table:style-name="Table4.A1" office:value-type="string">
            <text:p text:style-name="P88"><text:span text:style-name="T71">3</text:span></text:p>
          </table:table-cell>
          <table:table-cell table:style-name="Table4.A1" office:value-type="string">
            <text:p text:style-name="P63"><text:span text:style-name="T71">6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1">6</text:span></text:p>
          </table:table-cell>
          <table:table-cell table:style-name="Table4.A1" office:value-type="string">
            <text:p text:style-name="P44"><text:span text:style-name="T70">Recording of Song/ Music (with photos/ video</text:span></text:p>
            <text:p text:style-name="P45"><text:span text:style-name="T70">documentation) &amp; publishing online</text:span></text:p>
          </table:table-cell>
          <table:table-cell table:style-name="Table4.A1" office:value-type="string">
            <text:p text:style-name="P88"><text:span text:style-name="T71">5</text:span></text:p>
          </table:table-cell>
          <table:table-cell table:style-name="Table4.A1" office:value-type="string">
            <text:p text:style-name="P89"><text:span text:style-name="T70">10</text:span></text:p>
          </table:table-cell>
        </table:table-row>
        <table:table-row table:style-name="Table4.4">
          <table:table-cell table:style-name="Table4.A1" office:value-type="string">
            <text:p text:style-name="P43"><text:span text:style-name="T71">7</text:span></text:p>
          </table:table-cell>
          <table:table-cell table:style-name="Table4.A1" office:value-type="string">
            <text:p text:style-name="P43"><text:span text:style-name="T77">Gardening </text:span><text:span text:style-name="T81">within </text:span><text:span text:style-name="T72">the </text:span><text:span text:style-name="T74">house </text:span><text:span text:style-name="T67">(with </text:span><text:span text:style-name="T75">video </text:span><text:span text:style-name="T78">documentation)</text:span></text:p>
          </table:table-cell>
          <table:table-cell table:style-name="Table4.A1" office:value-type="string">
            <text:p text:style-name="P87"><text:span text:style-name="T71">3</text:span></text:p>
          </table:table-cell>
          <table:table-cell table:style-name="Table4.A1" office:value-type="string">
            <text:p text:style-name="P62"><text:span text:style-name="T71">6</text:span></text:p>
          </table:table-cell>
        </table:table-row>
        <table:table-row table:style-name="Table4.1">
          <table:table-cell table:style-name="Table4.A1" office:value-type="string">
            <text:p text:style-name="P43"><text:span text:style-name="T71">8</text:span></text:p>
          </table:table-cell>
          <table:table-cell table:style-name="Table4.A1" office:value-type="string">
            <text:p text:style-name="P44"><text:span text:style-name="T70">Helping parents and family members in household</text:span></text:p>
            <text:p text:style-name="P46"><text:span text:style-name="T81">work/ </text:span><text:span text:style-name="T73">matters. </text:span><text:span text:style-name="T70">e </text:span><text:span text:style-name="T82">g., </text:span><text:span text:style-name="T72">cleaning, </text:span><text:span text:style-name="T67">reorganization </text:span><text:span text:style-name="T70">of </text:span><text:span text:style-name="T83">furniture, </text:span><text:span text:style-name="T78">washing, </text:span><text:span text:style-name="T69">decoration </text:span><text:span text:style-name="T84">etc</text:span></text:p>
          </table:table-cell>
          <table:table-cell table:style-name="Table4.A1" office:value-type="string">
            <text:p text:style-name="P79"/>
            <text:p text:style-name="P86"><text:span text:style-name="T71">1</text:span></text:p>
          </table:table-cell>
          <table:table-cell table:style-name="Table4.A1" office:value-type="string">
            <text:p text:style-name="P79"/>
            <text:p text:style-name="P61"><text:span text:style-name="T71">3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1">9</text:span></text:p>
          </table:table-cell>
          <table:table-cell table:style-name="Table4.A1" office:value-type="string">
            <text:p text:style-name="P44"><text:span text:style-name="T70">Creation of Social Networking Groups to spread social</text:span></text:p>
            <text:p text:style-name="P45"><text:span text:style-name="T70">awareness and give messages</text:span></text:p>
          </table:table-cell>
          <table:table-cell table:style-name="Table4.A1" office:value-type="string">
            <text:p text:style-name="P88"><text:span text:style-name="T71">2</text:span></text:p>
          </table:table-cell>
          <table:table-cell table:style-name="Table4.A1" office:value-type="string">
            <text:p text:style-name="P63"><text:span text:style-name="T71">4</text:span></text:p>
          </table:table-cell>
        </table:table-row>
        <table:table-row table:style-name="Table4.3">
          <table:table-cell table:style-name="Table4.A1" office:value-type="string">
            <text:p text:style-name="P43"><text:span text:style-name="T70">10</text:span></text:p>
          </table:table-cell>
          <table:table-cell table:style-name="Table4.A1" office:value-type="string">
            <text:p text:style-name="P44"><text:span text:style-name="T85">Writing </text:span><text:span text:style-name="T70">of </text:span><text:span text:style-name="T69">technical </text:span><text:span text:style-name="T73">(scientific </text:span><text:span text:style-name="T70">&amp; </text:span><text:span text:style-name="T72">management </text:span><text:span text:style-name="T75">oriented)</text:span></text:p>
            <text:p text:style-name="P45"><text:span text:style-name="T70">review article &amp; publishing online</text:span></text:p>
          </table:table-cell>
          <table:table-cell table:style-name="Table4.A1" office:value-type="string">
            <text:p text:style-name="P88"><text:span text:style-name="T71">5</text:span></text:p>
          </table:table-cell>
          <table:table-cell table:style-name="Table4.A1" office:value-type="string">
            <text:p text:style-name="P89"><text:span text:style-name="T70">10</text:span></text:p>
          </table:table-cell>
        </table:table-row>
        <table:table-row table:style-name="Table4.4">
          <table:table-cell table:style-name="Table4.A1" office:value-type="string">
            <text:p text:style-name="P43"><text:span text:style-name="T70">11</text:span></text:p>
          </table:table-cell>
          <table:table-cell table:style-name="Table4.A1" office:value-type="string">
            <text:p text:style-name="P43"><text:span text:style-name="T75">Mobile </text:span><text:span text:style-name="T72">App </text:span><text:span text:style-name="T78">development/ </text:span><text:span text:style-name="T72">Coding </text:span><text:span text:style-name="T69">Solution </text:span><text:span text:style-name="T70">&amp; </text:span><text:span text:style-name="T76">publishing</text:span></text:p>
          </table:table-cell>
          <table:table-cell table:style-name="Table4.A1" office:value-type="string">
            <text:p text:style-name="P87"><text:span text:style-name="T71">7</text:span></text:p>
          </table:table-cell>
          <table:table-cell table:style-name="Table4.A1" office:value-type="string">
            <text:p text:style-name="P90"><text:span text:style-name="T70">14</text:span></text:p>
          </table:table-cell>
        </table:table-row>
        <table:table-row table:style-name="Table4.4">
          <table:table-cell table:style-name="Table4.A1" office:value-type="string">
            <text:p text:style-name="P43"><text:span text:style-name="T70">12</text:span></text:p>
          </table:table-cell>
          <table:table-cell table:style-name="Table4.A1" office:value-type="string">
            <text:p text:style-name="P43"><text:span text:style-name="T70">Learning of Foreign Languages with certification</text:span></text:p>
          </table:table-cell>
          <table:table-cell table:style-name="Table4.A1" office:value-type="string">
            <text:p text:style-name="P87"><text:span text:style-name="T71">6</text:span></text:p>
          </table:table-cell>
          <table:table-cell table:style-name="Table4.A1" office:value-type="string">
            <text:p text:style-name="P90"><text:span text:style-name="T70">12</text:span></text:p>
          </table:table-cell>
        </table:table-row>
      </table:table>
      <text:p text:style-name="P103"/>
      <text:p text:style-name="P104"><text:span text:style-name="T86">Certification </text:span><text:span text:style-name="T87">and </text:span><text:span text:style-name="T88">awarding </text:span><text:span text:style-name="T52">on </text:span><text:span text:style-name="T86">the </text:span><text:span text:style-name="T87">activities </text:span><text:span text:style-name="T52">of </text:span><text:span text:style-name="T89">MAR </text:span><text:span text:style-name="T90">for </text:span><text:span text:style-name="T87">outstanding </text:span><text:span text:style-name="T91">activities/ </text:span><text:span text:style-name="T90">special </text:span><text:span text:style-name="T87">achievements in </text:span><text:span text:style-name="T90">these </text:span><text:span text:style-name="T87">areas </text:span><text:span text:style-name="T97">would </text:span><text:span text:style-name="T98">be </text:span><text:span text:style-name="T91">considered.</text:span></text:p>
      <text:p text:style-name="P105"><text:span text:style-name="T91">Students may </text:span><text:span text:style-name="T87">achieve </text:span><text:span text:style-name="T99">more </text:span><text:span text:style-name="T86">than </text:span><text:span text:style-name="T97">maximum </text:span><text:span text:style-name="T91">admissible </text:span><text:span text:style-name="T89">points </text:span><text:span text:style-name="T87">and </text:span><text:span text:style-name="T100">total </text:span><text:span text:style-name="T89">MAR points </text:span><text:span text:style-name="T97">would </text:span><text:span text:style-name="T98">be reflected </text:span><text:span text:style-name="T87">in </text:span><text:span text:style-name="T86">the </text:span><text:span text:style-name="T89">final </text:span><text:span text:style-name="T91">certificate.</text:span></text:p>
      <text:p text:style-name="P105"><text:span text:style-name="T91"/></text:p>
      <text:p text:style-name="P105"><text:span text:style-name="T91"/></text:p>
      <text:p text:style-name="P105"><text:span text:style-name="T91"/></text:p>
      <text:p text:style-name="P106"><text:soft-page-break/><text:span text:style-name="T91">The activities that I took part in are;</text:span></text:p>
      <text:p text:style-name="P106"><text:span text:style-name="T96">1</text:span><text:span text:style-name="T91">. Took part in college fests of KGEC, JU main campus, JU salt lake campus,MSIT, Amity University. <text:s/>- </text:span><text:span text:style-name="T95">(</text:span><text:span text:style-name="T92">3+3</text:span><text:span text:style-name="T95">)</text:span><text:span text:style-name="T92"> points (</text:span><text:span text:style-name="T94">activity </text:span><text:span text:style-name="T92">2)</text:span></text:p>
      <text:p text:style-name="P106"><text:span text:style-name="T96">2</text:span><text:span text:style-name="T91">. Took part in Internation Collegiate Coding Contest(ICPC) from Kharagpur Regionals and Amritapuri Regionals which qualify as competitive coding contests at an national level. <text:s/>-</text:span><text:span text:style-name="T92">20 points <text:s/>(</text:span><text:span text:style-name="T94">activity</text:span><text:span text:style-name="T92">12)</text:span></text:p>
      <text:p text:style-name="P107"><text:span text:style-name="T96">3</text:span><text:span text:style-name="T91">. Published several coding solutions online on many sites like codechef, codeforces, etc, during lockdown. Two of which I want to share is my solution </text:span><text:span text:style-name="T93">are:</text:span></text:p>
      <text:p text:style-name="P107"><text:span text:style-name="T91"><text:s/></text:span><text:span text:style-name="T93">a. </text:span><text:span text:style-name="T91">FACT</text:span><text:span text:style-name="T93">OR TREE problem of April Challenge 2020 in codechef where we need to <text:s text:c="4"/><text:tab/>use MO’s algorithm on trees using path query</text:span></text:p>
      <text:p text:style-name="P108"><text:span text:style-name="T91"><text:s/>b. </text:span><text:span text:style-name="T94">Classical problem in Codeforces Round #613 in codeforces which requires <text:tab/>inclusion-exclusion principle to find maximum LCM pair in in array of <text:tab/>numbers.</text:span></text:p>
      <text:p text:style-name="P108"><text:span text:style-name="T94"><text:s/>So this qualifies for coding solution and publishing in the special MAR activiti</text:span><text:span text:style-name="T95">ty 12 with (7+7=14 points).</text:span></text:p>
      <text:p text:style-name="P108"><text:span text:style-name="T95"/></text:p>
      <text:p text:style-name="P109"><text:span text:style-name="T91">All the links to solutions, and fests participation certificates and ICPC id are present in the git repository.</text:span></text:p>
      <text:p text:style-name="P109"><text:span text:style-name="T91"/></text:p>
      <text:p text:style-name="P109"><text:span text:style-name="T91">So total points acquired =(3+3+20+7+7)= </text:span><text:span text:style-name="T96">40</text:span><text:span text:style-name="T91"> poin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Bookman Uralic" svg:font-family="'Bookman Uralic'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ookman Uralic1" svg:font-family="'Bookman Uralic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1" svg:font-family="'Noto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535in" fo:margin-right="1.1535in" fo:margin-top="0.002in" fo:margin-bottom="0in" loext:contextual-spacing="false" fo:text-align="center" style:justify-single-word="false" fo:text-indent="0in" style:auto-text-indent="false"/>
      <style:text-properties style:font-name="Noto Serif" fo:font-family="'Noto Serif'" style:font-family-generic="roman" style:font-pitch="variable" fo:font-size="16pt" fo:language="en" fo:country="US" style:text-underline-style="solid" style:text-underline-width="auto" style:text-underline-color="#000000" fo:font-weight="bold" style:font-name-asian="Noto Serif1" style:font-family-asian="'Noto Serif'" style:font-family-generic-asian="system" style:font-pitch-asian="variable" style:font-size-asian="16pt" style:language-asian="en" style:country-asian="US" style:font-weight-asian="bold" style:font-name-complex="Noto Serif1" style:font-family-complex="'Noto Serif'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173in" fo:margin-right="1.4154in" fo:text-align="center" style:justify-single-word="false" fo:text-indent="0in" style:auto-text-indent="false"/>
      <style:text-properties style:font-name="Bookman Uralic" fo:font-family="'Bookman Uralic'" style:font-family-generic="roman" style:font-pitch="variable" fo:font-size="14pt" fo:language="en" fo:country="US" style:font-name-asian="Bookman Uralic1" style:font-family-asian="'Bookman Uralic'" style:font-family-generic-asian="system" style:font-pitch-asian="variable" style:font-size-asian="14pt" style:language-asian="en" style:country-asian="US" style:font-name-complex="Bookman Uralic1" style:font-family-complex="'Bookman Uralic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28in" fo:margin-right="0in" fo:text-align="justify" style:justify-single-word="false" fo:text-indent="-0.25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728in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.9583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4.7917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6.20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in" fo:margin-right="0.1882in" fo:margin-top="0in" fo:margin-bottom="0in" loext:contextual-spacing="false" fo:line-height="0.1752in" fo:text-align="center" style:justify-single-word="false" fo:text-indent="0in" style:auto-text-indent="false"/>
    </style:style>
    <style:style style:name="MP3" style:family="paragraph" style:parent-style-name="Frame_20_contents">
      <style:paragraph-properties fo:margin-left="0in" fo:margin-right="0in" fo:margin-top="0.0016in" fo:margin-bottom="0in" loext:contextual-spacing="false" fo:text-align="center" style:justify-single-word="false" fo:text-indent="0in" style:auto-text-indent="false"/>
    </style:style>
    <style:style style:name="MP4" style:family="paragraph" style:parent-style-name="Frame_20_contents">
      <style:paragraph-properties fo:margin-left="0in" fo:margin-right="0.0126in" fo:margin-top="0in" fo:margin-bottom="0in" loext:contextual-spacing="false" fo:line-height="0.1366in" fo:text-align="end" style:justify-single-word="false" fo:text-indent="0in" style:auto-text-indent="false"/>
    </style:style>
    <style:style style:name="MP5" style:family="paragraph" style:parent-style-name="Frame_20_contents">
      <style:paragraph-properties fo:margin-left="0in" fo:margin-right="0.0252in" fo:margin-top="0.0626in" fo:margin-bottom="0in" loext:contextual-spacing="false" fo:text-align="end" style:justify-single-word="false" fo:text-indent="0in" style:auto-text-indent="false"/>
    </style:style>
    <style:style style:name="MP6" style:family="paragraph" style:parent-style-name="Text_20_body">
      <style:paragraph-properties fo:line-height="5%"/>
      <style:text-properties fo:font-size="1pt" style:font-size-asian="1pt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style:font-name="Arial" fo:font-size="9pt" fo:letter-spacing="-0.0008in" fo:font-style="italic" fo:font-weight="bold" style:font-size-asian="9pt" style:font-style-asian="italic" style:font-weight-asian="bold"/>
    </style:style>
    <style:style style:name="MT3" style:family="text">
      <style:text-properties style:font-name="Arial" fo:font-size="8pt" fo:letter-spacing="-0.0008in" fo:font-weight="bold" style:font-size-asian="8pt" style:font-weight-asian="bold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3335in" fo:margin-bottom="0.1945in" fo:margin-left="0.3193in" fo:margin-right="0.3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28in" fo:margin-bottom="0.1945in" fo:margin-left="0.3472in" fo:margin-right="0.3472in" style:writing-mode="lr-tb" style:layout-grid-color="#c0c0c0" style:layout-grid-lines="182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72in" fo:margin-left="0in" fo:margin-right="0in" fo:margin-bottom="0.3075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in" fo:margin-bottom="0.1945in" fo:margin-left="0.8472in" fo:margin-right="0.8472in" style:writing-mode="lr-tb" style:layout-grid-color="#c0c0c0" style:layout-grid-lines="268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07in" fo:margin-left="0in" fo:margin-right="0in" fo:margin-bottom="0.8917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text:anchor-type="char" svg:x="1.8602in" svg:y="0.5138in" svg:width="7.9016in" svg:height="0.3882in" draw:z-index="5"><draw:text-box><text:p text:style-name="MP2"><text:span text:style-name="MT1">Maulana Abul Kalam Azad University of Technology, West Bengal</text:span></text:p><text:p text:style-name="MP3"><text:span text:style-name="MT1">Common Record sheet of Activities for Mandatory Additional Requirement applicable for all UG Programmes</text:span></text:p></draw:text-box></draw:frame><draw:frame draw:style-name="Mfr1" text:anchor-type="char" svg:x="10.339in" svg:y="0.5429in" svg:width="0.6827in" svg:height="0.3429in" draw:z-index="2"><draw:text-box><text:p text:style-name="MP4"><text:span text:style-name="MT2">Annexure-I</text:span></text:p><text:p text:style-name="MP5"><text:span text:style-name="MT3">Rev:01</text:span></text:p></draw:text-box></draw:frame></text:p>
      </style:header>
    </style:master-page>
    <style:master-page style:name="Converted2" style:page-layout-name="Mpm2">
      <style:header>
        <text:p text:style-name="MP1"><draw:frame draw:style-name="Mfr1" text:anchor-type="char" svg:x="1.8602in" svg:y="0.5138in" svg:width="7.9016in" svg:height="0.3882in" draw:z-index="4"><draw:text-box><text:p text:style-name="MP2"><text:span text:style-name="MT1">Maulana Abul Kalam Azad University of Technology, West Bengal</text:span></text:p><text:p text:style-name="MP3"><text:span text:style-name="MT1">Common Record sheet of Activities for Mandatory Additional Requirement applicable for all UG Programmes</text:span></text:p></draw:text-box></draw:frame><draw:frame draw:style-name="Mfr1" text:anchor-type="char" svg:x="10.339in" svg:y="0.5429in" svg:width="0.6827in" svg:height="0.3429in" draw:z-index="0"><draw:text-box><text:p text:style-name="MP4"><text:span text:style-name="MT2">Annexure-I</text:span></text:p><text:p text:style-name="MP5"><text:span text:style-name="MT3">Rev:01</text:span></text:p></draw:text-box></draw:frame></text:p>
      </style:header>
    </style:master-page>
    <style:master-page style:name="Converted3" style:page-layout-name="Mpm2">
      <style:header>
        <text:p text:style-name="MP1"><draw:frame draw:style-name="Mfr1" text:anchor-type="char" svg:x="1.8602in" svg:y="0.5138in" svg:width="7.9016in" svg:height="0.3882in" draw:z-index="3"><draw:text-box><text:p text:style-name="MP2"><text:span text:style-name="MT1">Maulana Abul Kalam Azad University of Technology, West Bengal</text:span></text:p><text:p text:style-name="MP3"><text:span text:style-name="MT1">Common Record sheet of Activities for Mandatory Additional Requirement applicable for all UG Programmes</text:span></text:p></draw:text-box></draw:frame><draw:frame draw:style-name="Mfr1" text:anchor-type="char" svg:x="10.339in" svg:y="0.5429in" svg:width="0.6827in" svg:height="0.3429in" draw:z-index="1"><draw:text-box><text:p text:style-name="MP4"><text:span text:style-name="MT2">Annexure-I</text:span></text:p><text:p text:style-name="MP5"><text:span text:style-name="MT3">Rev:01</text:span></text:p></draw:text-box></draw:frame></text:p>
      </style:header>
    </style:master-page>
    <style:master-page style:name="Converted4" style:page-layout-name="Mpm3">
      <style:header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04:31:17</meta:creation-date>
    <dc:date>2020-05-13T11:26:52.672243277</dc:date>
    <meta:editing-duration>PT6M21S</meta:editing-duration>
    <meta:generator>LibreOffice/6.4.2.2$Linux_X86_64 LibreOffice_project/40$Build-2</meta:generator>
    <meta:editing-cycles>1</meta:editing-cycles>
    <meta:document-statistic meta:table-count="4" meta:image-count="0" meta:object-count="0" meta:page-count="6" meta:paragraph-count="319" meta:word-count="1304" meta:character-count="7876" meta:non-whitespace-character-count="6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5-1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